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LiSong Pro Light" fo:font-size="12.0pt" fo:color="#000000" fo:background-color="#ececec"/>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fo:font-style="italic" fo:font-style-asian="italic" fo:font-style-complex="italic" fo:letter-spacing="0.0000in"/>
    </style:style>
    <style:style style:name="T7" style:family="text">
      <style:text-properties style:font-name="Times" fo:letter-spacing="0.0000in"/>
    </style:style>
    <style:style style:name="T8" style:family="text">
      <style:text-properties style:font-name="Times" fo:font-style="italic" fo:font-style-asian="italic" fo:font-style-complex="italic" fo:letter-spacing="0.0000in"/>
    </style:style>
    <style:style style:name="T9" style:family="text">
      <style:text-properties style:font-name="AppleMyungjo" fo:letter-spacing="0.0000in"/>
    </style:style>
    <style:style style:name="T10" style:family="text">
      <style:text-properties style:font-name="Apple Color Emoji" fo:letter-spacing="0.0000in"/>
    </style:style>
    <style:style style:name="T11" style:family="text">
      <style:text-properties style:font-name="Symbol" fo:letter-spacing="0.0000in"/>
    </style:style>
    <style:style style:name="T12"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孫從輔   |  2020.04.10 13:57   |   <text:a xlink:type="simple" xlink:href="http://palinfo.habago.org/Entry?Command=Information_PrintForum&amp;#FORUM39024"><text:span text:style-name="T1">#</text:span></text:a></text:p>
      <text:p text:style-name="P3">《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2">https://www.weibo.com/ttarticle/p/show?id=2309404491786025304230</text:span></text:a><text:s/><text:line-break/>原文： <text:a xlink:type="simple" xlink:href="https://www.nature.com/articles/d41586-020-01009-0"><text:span text:style-name="T2">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2">怡靜   |  2020.04.10 12:11   |   <text:a xlink:type="simple" xlink:href="http://palinfo.habago.org/Entry?Command=Information_PrintForum&amp;#FORUM39023"><text:span text:style-name="T1">#</text:span></text:a></text:p>
      <text:p text:style-name="P4">穎芝轉貼的那個ABCnews 連結(<text:a xlink:type="simple" xlink:href="https://shorturl.at/sxUW8"><text:span text:style-name="T2">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2">穎芝   |  2020.04.10 10:12   |   <text:a xlink:type="simple" xlink:href="http://palinfo.habago.org/Entry?Command=Information_PrintForum&amp;#FORUM39022"><text:span text:style-name="T1">#</text:span></text:a></text:p>
      <text:p text:style-name="P3">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2">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2">鄭豐遠   |  2020.04.10 08:39   |   <text:a xlink:type="simple" xlink:href="http://palinfo.habago.org/Entry?Command=Information_PrintForum&amp;#FORUM39021"><text:span text:style-name="T1">#</text:span></text:a></text:p>
      <text:p text:style-name="P4">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2">Chuan Tseng Pan   |  2020.04.10 04:38   |   <text:a xlink:type="simple" xlink:href="http://palinfo.habago.org/Entry?Command=Information_PrintForum&amp;iPage=1#FORUM39019"><text:span text:style-name="T1">#</text:span></text:a></text:p>
      <text:p text:style-name="P4">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2">孫從輔   |  2020.04.10 03:01   |   <text:a xlink:type="simple" xlink:href="http://palinfo.habago.org/Entry?Command=Information_PrintForum&amp;iPage=1#FORUM39018"><text:span text:style-name="T1">#</text:span></text:a></text:p>
      <text:p text:style-name="P3">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2">http://www.bjd.com.cn/a/202004/09/WS5e8ef0ebe4b0df866aa94a11.html</text:span></text:a><text:s/><text:line-break/><text:line-break/>非洲聯盟主席力挺譚德塞 讚揚世衛應對疫情出色 <text:line-break/><text:a xlink:type="simple" xlink:href="https://www.cna.com.tw/news/aopl/202004090413.aspx"><text:span text:style-name="T2">https://www.cna.com.tw/news/aopl/202004090413.aspx</text:span></text:a><text:s/></text:p>
      <text:p text:style-name="P2">陳真   |  2020.04.10 01:05   |   <text:a xlink:type="simple" xlink:href="http://palinfo.habago.org/Entry?Command=Information_PrintForum&amp;iPage=1#FORUM39017"><text:span text:style-name="T1">#</text:span></text:a></text:p>
      <text:p text:style-name="P4">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2">穎芝   |  2020.04.10 00:27   |   <text:a xlink:type="simple" xlink:href="http://palinfo.habago.org/Entry?Command=Information_PrintForum&amp;iPage=1#FORUM39016"><text:span text:style-name="T1">#</text:span></text:a></text:p>
      <text:p text:style-name="P3">補上一個視頻連結： <text:line-break/><text:line-break/>Intelligence report warned of coronavirus crisis as early as November Sources ABC News1 <text:line-break/><text:a xlink:type="simple" xlink:href="https://youtu.be/FPf0xl4YXl0"><text:span text:style-name="T2">https://youtu.be/FPf0xl4YXl0</text:span></text:a></text:p>
      <text:p text:style-name="P2">穎芝   |  2020.04.10 00:20   |   <text:a xlink:type="simple" xlink:href="http://palinfo.habago.org/Entry?Command=Information_PrintForum&amp;iPage=1#FORUM39015"><text:span text:style-name="T1">#</text:span></text:a></text:p>
      <text:p text:style-name="P4">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2">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2">https://reurl.cc/KkQv0j</text:span></text:a><text:s/><text:line-break/><text:line-break/>美媒：去年11月美國情報官員曾預警新冠病毒危機 最新研究：紐約疫情始於歐洲輸入 <text:line-break/><text:a xlink:type="simple" xlink:href="https://reurl.cc/MvNG83"><text:span text:style-name="T2">https://reurl.cc/MvNG83</text:span></text:a><text:s/></text:p>
      <text:p text:style-name="P2">陳真   |  2020.04.09 23:45   |   <text:a xlink:type="simple" xlink:href="http://palinfo.habago.org/Entry?Command=Information_PrintForum&amp;iPage=1#FORUM39014"><text:span text:style-name="T1">#</text:span></text:a></text:p>
      <text:p text:style-name="P3">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2">潘建尊   |  2020.04.09 18:38   |   <text:a xlink:type="simple" xlink:href="http://palinfo.habago.org/Entry?Command=Information_PrintForum&amp;iPage=1#FORUM39011"><text:span text:style-name="T1">#</text:span></text:a></text:p>
      <text:p text:style-name="P4"><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2">何德明   |  2020.04.09 17:54   |   <text:a xlink:type="simple" xlink:href="http://palinfo.habago.org/Entry?Command=Information_PrintForum&amp;iPage=1#FORUM39010"><text:span text:style-name="T1">#</text:span></text:a></text:p>
      <text:p text:style-name="P3">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2">子夷   |  2020.04.09 17:44   |   <text:a xlink:type="simple" xlink:href="http://palinfo.habago.org/Entry?Command=Information_PrintForum&amp;iPage=1#FORUM39009"><text:span text:style-name="T1">#</text:span></text:a></text:p>
      <text:p text:style-name="P4">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2">Yuwen Hsu   |  2020.04.09 16:51   |   <text:a xlink:type="simple" xlink:href="http://palinfo.habago.org/Entry?Command=Information_PrintForum&amp;iPage=1#FORUM39008"><text:span text:style-name="T1">#</text:span></text:a></text:p>
      <text:p text:style-name="P3">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2">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2">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2">莊靖   |  2020.04.09 14:52   |   <text:a xlink:type="simple" xlink:href="http://palinfo.habago.org/Entry?Command=Information_PrintForum&amp;iPage=1#FORUM39007"><text:span text:style-name="T1">#</text:span></text:a></text:p>
      <text:p text:style-name="P3">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2">https://youtu.be/g1hAGisFVIo</text:span></text:a></text:p>
      <text:p text:style-name="P2">張華   |  2020.04.09 13:26   |   <text:a xlink:type="simple" xlink:href="http://palinfo.habago.org/Entry?Command=Information_PrintForum&amp;iPage=1#FORUM39006"><text:span text:style-name="T1">#</text:span></text:a></text:p>
      <text:p text:style-name="P4">真的真的還好有版主。譚德賽的發言讓我感到極其羞恥，但大多數人竟繼續振振有辭....</text:p>
      <text:p text:style-name="P2">陳真   |  2020.04.09 13:07   |   <text:a xlink:type="simple" xlink:href="http://palinfo.habago.org/Entry?Command=Information_PrintForum&amp;iPage=1#FORUM39005"><text:span text:style-name="T1">#</text:span></text:a></text:p>
      <text:p text:style-name="P3">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2">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2">陳真   |  2020.04.09 12:34   |   <text:a xlink:type="simple" xlink:href="http://palinfo.habago.org/Entry?Command=Information_PrintForum&amp;iPage=1#FORUM39004"><text:span text:style-name="T1">#</text:span></text:a></text:p>
      <text:p text:style-name="P4">念淨，negro完全就是黑鬼的意思。</text:p>
      <text:p text:style-name="P2">李念淨   |  2020.04.09 11:21   |   <text:a xlink:type="simple" xlink:href="http://palinfo.habago.org/Entry?Command=Information_PrintForum&amp;iPage=1#FORUM39003"><text:span text:style-name="T1">#</text:span></text:a></text:p>
      <text:p text:style-name="P3">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2">穎芝   |  2020.04.09 11:11   |   <text:a xlink:type="simple" xlink:href="http://palinfo.habago.org/Entry?Command=Information_PrintForum&amp;iPage=1#FORUM39002"><text:span text:style-name="T1">#</text:span></text:a></text:p>
      <text:p text:style-name="P4">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2">https://reurl.cc/KkQ4Zq</text:span></text:a><text:s/><text:line-break/><text:line-break/>科學家：新冠病毒是自然演化而來？ <text:line-break/><text:a xlink:type="simple" xlink:href="https://reurl.cc/R4Xqkg"><text:span text:style-name="T2">https://reurl.cc/R4Xqkg</text:span></text:a><text:s/><text:line-break/><text:line-break/>一場新冠疫情讓美帝的能力原形畢露⋯ <text:line-break/><text:a xlink:type="simple" xlink:href="https://youtu.be/BBPABf6hukk"><text:span text:style-name="T2">https://youtu.be/BBPABf6hukk</text:span></text:a><text:s/><text:line-break/><text:a xlink:type="simple" xlink:href="https://youtu.be/0IHHpGN0VOY"><text:span text:style-name="T2">https://youtu.be/0IHHpGN0VOY</text:span></text:a><text:s/><text:line-break/><text:a xlink:type="simple" xlink:href="https://reurl.cc/O14M1r"><text:span text:style-name="T2">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2">https://youtu.be/VnovmUzTxBE</text:span></text:a><text:s/></text:p>
      <text:p text:style-name="P2">洋洋   |  2020.04.09 08:24   |   <text:a xlink:type="simple" xlink:href="http://palinfo.habago.org/Entry?Command=Information_PrintForum&amp;iPage=1#FORUM39001"><text:span text:style-name="T1">#</text:span></text:a></text:p>
      <text:p text:style-name="P3">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2">孫從輔   |  2020.04.09 03:51   |   <text:a xlink:type="simple" xlink:href="http://palinfo.habago.org/Entry?Command=Information_PrintForum&amp;iPage=1#FORUM39000"><text:span text:style-name="T1">#</text:span></text:a></text:p>
      <text:p text:style-name="P3">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5"><text:span text:style-name="T3">陳真</text:span><text:span text:style-name="T4"><text:s/>  |  2020.04.08 20:21   |   </text:span><text:a xlink:type="simple" xlink:href="http://palinfo.habago.org/Entry?Command=Information_PrintForum&amp;#FORUM38999"><text:span text:style-name="T5">#</text:span></text:a></text:p>
      <text:p text:style-name="P6"><text:span text:style-name="T3">給民報編輯</text:span><text:span text:style-name="T4">  (</text:span><text:a xlink:type="simple" xlink:href="http://taiwan.people.news@gmail.com"><text:span text:style-name="T6">taiwan.people.news@gmail.com</text:span></text:a><text:span text:style-name="T4">)</text:span><text:span text:style-name="T3">：</text:span><text:span text:style-name="T4"><text:line-break/><text:line-break/></text:span><text:span text:style-name="T3">我的天啊，我真不敢相信我的眼睛，連這種反文明反人性的鬼話你們也說得出來？你們是仇中反華反到連基本人性都喪失了嗎？</text:span><text:span text:style-name="T4"><text:line-break/><text:line-break/></text:span><text:span text:style-name="T3">贊成或反對什麼政治主張都行，但不要違反基本文明價值，不要不擇手段，不要昧著良心，不要造謠抹黑，更不要泯滅良知甚至泯滅人性。這樣會很難做到嗎？</text:span><text:span text:style-name="T4">  <text:line-break/><text:line-break/></text:span><text:span text:style-name="T3">我有幾篇文章，你們如果要登，可以免費拿去登，前提是連一個字或一個標點符號都不能刪改：</text:span><text:span text:style-name="T4"><text:line-break/><text:line-break/></text:span><text:a xlink:type="simple" xlink:href="http://palinfo.habago.org/Entry?Command=Information_PrintHome&amp;;iFlowNo=1568"><text:span text:style-name="T6">http://palinfo.habago.org/Entry?Command=Information_PrintHome&amp;;iFlowNo=1568</text:span></text:a><text:span text:style-name="T4">  <text:line-break/><text:line-break/></text:span><text:a xlink:type="simple" xlink:href="http://palinfo.habago.org/Entry?Command=Information_PrintHome&amp;;iFlowNo=1595"><text:span text:style-name="T6">http://palinfo.habago.org/Entry?Command=Information_PrintHome&amp;;iFlowNo=1595</text:span></text:a><text:span text:style-name="T4"> <text:line-break/><text:line-break/></text:span><text:a xlink:type="simple" xlink:href="http://palinfo.habago.org/Entry?Command=Information_PrintHome&amp;;iFlowNo=1596"><text:span text:style-name="T6">http://palinfo.habago.org/Entry?Command=Information_PrintHome&amp;;iFlowNo=1596</text:span></text:a><text:span text:style-name="T4"> <text:line-break/><text:line-break/></text:span><text:a xlink:type="simple" xlink:href="http://palinfo.habago.org/Entry?Command=Information_PrintHome&amp;;iFlowNo=1589"><text:span text:style-name="T6">http://palinfo.habago.org/Entry?Command=Information_PrintHome&amp;;iFlowNo=1589</text:span></text:a><text:span text:style-name="T4">  <text:line-break/><text:line-break/></text:span><text:a xlink:type="simple" xlink:href="http://palinfo.habago.org/Entry?Command=Information_PrintHome&amp;;iFlowNo=1590"><text:span text:style-name="T6">http://palinfo.habago.org/Entry?Command=Information_PrintHome&amp;;iFlowNo=1590</text:span></text:a><text:span text:style-name="T4"> <text:line-break/><text:line-break/></text:span><text:a xlink:type="simple" xlink:href="http://palinfo.habago.org/Entry?Command=Information_PrintHome&amp;;iFlowNo=1570"><text:span text:style-name="T6">http://palinfo.habago.org/Entry?Command=Information_PrintHome&amp;;iFlowNo=1570</text:span></text:a><text:span text:style-name="T4"> <text:line-break/><text:line-break/></text:span><text:span text:style-name="T3">陳真</text:span><text:span text:style-name="T4">2020. 04. 08.<text:line-break/><text:line-break/>=====================<text:line-break/><text:line-break/></text:span><text:span text:style-name="T3">【專文】中國偷偷迴避國際條約禁止生物武器</text:span><text:span text:style-name="T4"><text:line-break/><text:line-break/></text:span><text:span text:style-name="T3">民報新聞</text:span><text:span text:style-name="T4"><text:line-break/><text:line-break/>2020</text:span><text:span text:style-name="T3">年</text:span><text:span text:style-name="T4">4</text:span><text:span text:style-name="T3">月</text:span><text:span text:style-name="T4">8</text:span><text:span text:style-name="T3">日</text:span><text:span text:style-name="T4"><text:line-break/><text:line-break/></text:span><text:span text:style-name="T3">第一次世界大戰以來的一百年裡，許多軍事衝突告訴我們，人類在任何情況下都不允許使用生化武器。這項諒解是在</text:span><text:span text:style-name="T4">1969</text:span><text:span text:style-name="T3">年聯合國裁軍論壇下開始的，它是對一項禁止生物和化學武器的國際條約的初步討論。到</text:span><text:span text:style-name="T4">1972</text:span><text:span text:style-name="T3">年</text:span><text:span text:style-name="T4">4</text:span><text:span text:style-name="T3">月</text:span><text:span text:style-name="T4">10</text:span><text:span text:style-name="T3">日，開放了具有法律約束力的條約，供各國之間簽署。《生物武器公約》於</text:span><text:span text:style-name="T4">1975</text:span><text:span text:style-name="T3">年</text:span><text:span text:style-name="T4">3</text:span><text:span text:style-name="T3">月</text:span><text:span text:style-name="T4">26</text:span><text:span text:style-name="T3">日生效。包括中國（</text:span><text:span text:style-name="T4">1984</text:span><text:span text:style-name="T3">年</text:span><text:span text:style-name="T4">11</text:span><text:span text:style-name="T3">月</text:span><text:span text:style-name="T4">15</text:span><text:span text:style-name="T3">日核準）在內的幾乎所有國家都是簽字國。</text:span><text:span text:style-name="T4"><text:line-break/><text:line-break/></text:span><text:span text:style-name="T3">在總括的保護下，所有簽署國均負有法律義務，不得開發，生產，儲存，出售，部署，交付，或獲取，任何形式的彈藥，包括砲彈，彈丸，導彈，機載車輛等生物武器。</text:span><text:span text:style-name="T4"><text:line-break/><text:line-break/></text:span><text:span text:style-name="T3">然而，該條約具嚴重失策</text:span><text:span text:style-name="T4">(</text:span><text:span text:style-name="T3">不是因為缺乏才智，而是由於人類的不完善想像力</text:span><text:span text:style-name="T4">)</text:span><text:span text:style-name="T3">，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4">“</text:span><text:span text:style-name="T3">一帶一路</text:span><text:span text:style-name="T4">”</text:span><text:span text:style-name="T3">的方式，而不是以《生物武器公約》所禁止的任何裝置形式，在不違反國際條約的情況下投射生物武器並合法滲透其他國家。</text:span><text:span text:style-name="T4"><text:line-break/><text:line-break/></text:span><text:span text:style-name="T3">人形病毒噴霧器有如炸彈客</text:span><text:span text:style-name="T4"><text:line-break/><text:line-break/></text:span><text:span text:style-name="T3">到底此一策略是無意的，偶然的還是秘密的？沒人知道。簡而言之，無論其結果如何，都沒有超過中國社會在千年中發展起來的任何道德門檻。</text:span><text:span text:style-name="T4"><text:line-break/><text:line-break/></text:span><text:span text:style-name="T3">當涉及到生存的鬥爭，正如他們的語言所揭示的，中國的價值是絕對殘酷的。</text:span><text:span text:style-name="T4">“</text:span><text:span text:style-name="T3">寧為玉碎，不為瓦全</text:span><text:span text:style-name="T4">”-“</text:span><text:span text:style-name="T3">寧願是破碎的玉，也不願是完整的黏土</text:span><text:span text:style-name="T4">”</text:span><text:span text:style-name="T3">。</text:span><text:span text:style-name="T4">“</text:span><text:span text:style-name="T3">玉石俱焚</text:span><text:span text:style-name="T4">, </text:span><text:span text:style-name="T3">兩敗俱傷</text:span><text:span text:style-name="T4">” —“</text:span><text:span text:style-name="T3">玉石都被殲滅，兩方都傷亡</text:span><text:span text:style-name="T4">”</text:span><text:span text:style-name="T3">。這些話語，在面對挑戰時深深紮根於中國所有人的腦海，無論付出什麼代價，都意味著相互毀滅。</text:span><text:span text:style-name="T4"><text:line-break/><text:line-break/></text:span><text:span text:style-name="T3">考慮到當前的武漢病毒大流行及其影響，中國的行動完全符合這種心態。從中國的角度來看，這沒什麼大不了的。在超過</text:span><text:span text:style-name="T4">12</text:span><text:span text:style-name="T3">億的人口中，數百萬人的流行病死亡人數對該國而言並不重要。過去，他們曾經歷過如此規模的悲劇。</text:span><text:span text:style-name="T4"><text:line-break/><text:line-break/></text:span><text:span text:style-name="T3">面對一場嚴重的貿易戰，中國發現自己已經與美國交峰，北京可能己找到一張王牌</text:span><text:span text:style-name="T4">----</text:span><text:span text:style-name="T3">人形病毒噴霧器部隊比伊拉克的自殺炸彈手更具殺傷力。而且，他們的射擊完全不是違法的。</text:span></text:p>
      <text:p text:style-name="P5"><text:span text:style-name="T3">陳真</text:span><text:span text:style-name="T4"><text:s/>  |  2020.04.08 20:19   |   </text:span><text:a xlink:type="simple" xlink:href="http://palinfo.habago.org/Entry?Command=Information_PrintForum&amp;#FORUM38998"><text:span text:style-name="T5">#</text:span></text:a></text:p>
      <text:p text:style-name="P7"><text:span text:style-name="T4">布希入侵伊拉克前，發下最後通牒，要求海珊自動逃亡，否則三天內便開戰。全世界第一個</text:span><text:span text:style-name="T7"><text:s/>"</text:span><text:span text:style-name="T4">響應</text:span><text:span text:style-name="T7">" </text:span><text:span text:style-name="T4">這項最後通牒的就是台灣，阿扁同樣也</text:span><text:span text:style-name="T7"><text:s/>"</text:span><text:span text:style-name="T4">警告</text:span><text:span text:style-name="T7">" </text:span><text:span text:style-name="T4">海珊趕快給我滾，否則</text:span><text:span text:style-name="T7">...</text:span><text:span text:style-name="T4">否則</text:span><text:span text:style-name="T7">...</text:span><text:span text:style-name="T4">否則要怎樣，阿扁並沒有說。</text:span><text:span text:style-name="T7"><text:line-break/><text:line-break/></text:span><text:span text:style-name="T4">類似的狀況罄竹難書，比方說美國抵制華為，台灣必然立即</text:span><text:span text:style-name="T7"><text:s/>"</text:span><text:span text:style-name="T4">響應</text:span><text:span text:style-name="T7">"</text:span><text:span text:style-name="T4">，以取悅主子。美國血洗伊拉克需要子彈，台灣馬上奉上幾億發子彈讓美軍打到飽。美國到處侵略，說是反恐，需要銀子，台灣必然馬上捧著大把鈔票送給美國主子。</text:span><text:span text:style-name="T7"><text:line-break/><text:line-break/></text:span><text:span text:style-name="T4">台灣所謂</text:span><text:span text:style-name="T7"><text:s/>"</text:span><text:span text:style-name="T4">禁用</text:span><text:span text:style-name="T7">" zoom</text:span><text:span text:style-name="T4">的事，無關資安，而是走狗表態，跟著主人的腳步走。</text:span></text:p>
      <text:p text:style-name="P5"><text:span text:style-name="T3">洋洋</text:span><text:span text:style-name="T4"><text:s/>  |  2020.04.08 20:06   |   </text:span><text:a xlink:type="simple" xlink:href="http://palinfo.habago.org/Entry?Command=Information_PrintForum&amp;#FORUM38997"><text:span text:style-name="T5">#</text:span></text:a></text:p>
      <text:p text:style-name="P8"><text:span text:style-name="T7">ZOOM</text:span><text:span text:style-name="T4">是華裔創業的美國公司，在美國上市，研發部門設在中國，主要是有兩個安全隱患，無法完善端到端的加密，以致未受邀請的人可以侵入會議。另一個問題則是涉及</text:span><text:span text:style-name="T7">Facebook</text:span><text:span text:style-name="T4">，</text:span><text:span text:style-name="T7">Zoom</text:span><text:span text:style-name="T4">甚至沒有通知用戶它是根據隱私政策向</text:span><text:span text:style-name="T7">Facebook</text:span><text:span text:style-name="T4">發送分析數據。據說數以萬計的私人</text:span><text:span text:style-name="T7">Zoom</text:span><text:span text:style-name="T4">視頻被上傳至公開網頁，任何人都可在線圍觀。</text:span><text:span text:style-name="T7"><text:line-break/><text:line-break/>1</text:span><text:span text:style-name="T4">、所以</text:span><text:span text:style-name="T7">FACEBOOK</text:span><text:span text:style-name="T4">也是侵犯隱私的共犯及受益者。</text:span><text:span text:style-name="T7"><text:line-break/>2</text:span><text:span text:style-name="T4">、在</text:span><text:span text:style-name="T7">Citizen Lab</text:span><text:span text:style-name="T4">的實驗中，他們在一個美國用戶和一個加拿大用戶的視頻通話中發現，會議加密和解密的密匙是從北京的</text:span><text:span text:style-name="T7">Zoom</text:span><text:span text:style-name="T4">服務器發出的。</text:span><text:span text:style-name="T7"><text:line-break/></text:span><text:span text:style-name="T4">也就是說，兩個北美人用</text:span><text:span text:style-name="T7">Zoom</text:span><text:span text:style-name="T4">視頻聊天，中間需要一個在北京的服務器插手。</text:span><text:span text:style-name="T7"><text:line-break/>Zoom CEO</text:span><text:span text:style-name="T4">袁征解釋說，少數北美的視頻通話中途繞道中國，是因為如果用戶附近的服務器太擠，軟件就會去嘗試連接備份服務器，這才連到了中國的服務器上。</text:span><text:span text:style-name="T7"><text:line-break/></text:span><text:span text:style-name="T4">就好像以前打網游要換線一樣，這條線太擠太卡，用戶自然就要切換到另外的線上去。任何一個視頻通話服務商都會把服務器架設在全球。</text:span><text:span text:style-name="T7"><text:line-break/><text:line-break/></text:span><text:span text:style-name="T4">我也認為</text:span><text:span text:style-name="T7">ZM</text:span><text:span text:style-name="T4">大有問題，這些安全隱患都是技術可以解決並避免的。但為什麼沒有人怪微軟，</text:span><text:span text:style-name="T7">WINDOWS</text:span><text:span text:style-name="T4">每年</text:span><text:span text:style-name="T7">2</text:span><text:span text:style-name="T4">到</text:span><text:span text:style-name="T7">3</text:span><text:span text:style-name="T4">次重大更新哪次的理由沒有提到安全隱患</text:span><text:span text:style-name="T7">?<text:line-break/><text:line-break/></text:span><text:span text:style-name="T4">還有</text:span><text:span text:style-name="T7">ZM</text:span><text:span text:style-name="T4">個人使用是免費的。一般使用免費的軟體，使用者本來就不會在意隱私洩漏的問題，心裡多少都明白，不是被插入廣告，就是個資被利用。天下沒有白吃的午餐。</text:span></text:p>
      <text:p text:style-name="P5"><text:span text:style-name="T3">穎芝</text:span><text:span text:style-name="T4"><text:s/>  |  2020.04.08 19:26   |   </text:span><text:a xlink:type="simple" xlink:href="http://palinfo.habago.org/Entry?Command=Information_PrintForum&amp;#FORUM38996"><text:span text:style-name="T5">#</text:span></text:a></text:p>
      <text:p text:style-name="P7"><text:span text:style-name="T4">學校老師遠距教學內容是屬於「機密」等級嗎？</text:span><text:span text:style-name="T7"><text:line-break/><text:line-break/></text:span><text:span text:style-name="T4">綠渣是在禁什麼道理？</text:span><text:span text:style-name="T7"><text:line-break/><text:line-break/></text:span><text:span text:style-name="T4">原來底下才是人渣黨主要考量的重點：</text:span><text:span text:style-name="T7"><text:line-break/><text:line-break/></text:span><text:span text:style-name="T4">【疑問二：如果每個視訊軟體都有風險，為什麼</text:span><text:span text:style-name="T7">Zoom</text:span><text:span text:style-name="T4">會成為爭議焦點？】</text:span><text:span text:style-name="T7"><text:line-break/></text:span><text:span text:style-name="T4">答：創辦人是中國人、研發團隊來自中國。在台、在美都成政治議題。</text:span><text:span text:style-name="T7"><text:line-break/></text:span><text:a xlink:type="simple" xlink:href="https://reurl.cc/QdbW6q"><text:span text:style-name="T8">https://reurl.cc/QdbW6q</text:span></text:a><text:span text:style-name="T7"><text:line-break/><text:line-break/></text:span><text:span text:style-name="T4">鬼島的人渣走狗政府仇中反華到毫無邏輯，反中反到沒有腦袋！</text:span><text:span text:style-name="T7"><text:line-break/><text:line-break/></text:span><text:span text:style-name="T4">ＩＢＭ、蘋果、微軟、</text:span><text:span text:style-name="T7">Google</text:span><text:span text:style-name="T4">、ＦＢ等產品都有後門、資安風險，為什麼人渣政府不禁止？</text:span><text:span text:style-name="T7"><text:line-break/><text:line-break/></text:span><text:span text:style-name="T4">因為人渣黨的執政政策就是「仇中反華跪舔歐美日」！！</text:span><text:span text:style-name="T7"><text:line-break/><text:line-break/><text:line-break/><text:line-break/><text:line-break/></text:span></text:p>
      <text:p text:style-name="P5"><text:span text:style-name="T3">陳真</text:span><text:span text:style-name="T4"><text:s/>  |  2020.04.08 17:42   |   </text:span><text:a xlink:type="simple" xlink:href="http://palinfo.habago.org/Entry?Command=Information_PrintForum&amp;#FORUM38995"><text:span text:style-name="T5">#</text:span></text:a></text:p>
      <text:p text:style-name="P8"><text:span text:style-name="T4">教育部下令禁用遠距軟體</text:span><text:span text:style-name="T7">ZOOM </text:span><text:span text:style-name="T4">大學：措手不及</text:span><text:span text:style-name="T7"><text:line-break/><text:line-break/>2020-04-08 10:57 </text:span><text:span text:style-name="T4">聯合報</text:span><text:span text:style-name="T7"><text:s/>/ </text:span><text:span text:style-name="T4">記者章凱閎／台北即時報導</text:span><text:span text:style-name="T7"><text:line-break/><text:line-break/><text:line-break/></text:span><text:span text:style-name="T4">因應新冠肺炎疫情，公私部門開啟遠距工作，但行政院昨天一聲令下，指視訊軟體</text:span><text:span text:style-name="T7">ZOOM</text:span><text:span text:style-name="T4">有資安漏洞，將全面禁用；教育部也已轉知各級學校停用</text:span><text:span text:style-name="T7">ZOOM</text:span><text:span text:style-name="T4">。但有大學表示，教師換一套教學軟體，不是換一家餐廳吃飯這麼簡單，需時間調適，官方禁令來得措手不及。</text:span><text:span text:style-name="T7"><text:line-break/><text:line-break/></text:span><text:span text:style-name="T4">台師大因有一名大四生確診新冠肺炎，全校本周起至</text:span><text:span text:style-name="T7">17</text:span><text:span text:style-name="T4">日前的課程全數採遠距授課。台師大教務長陳昭珍表示，教師換一套教學軟體，不是換一家餐廳吃飯這麼簡單。</text:span><text:span text:style-name="T7"><text:line-break/><text:line-break/></text:span><text:span text:style-name="T4">陳昭珍說，大學有學術自由，學校不能限制教師用哪本教科書上課，也尊重教師對於遠距教學軟體的選擇，但仍會把教育部指令傳達各系所。她認為，資安有其重要性，但</text:span><text:span text:style-name="T7">ZOOM</text:span><text:span text:style-name="T4">的資安問題或許可透過配套措施解決，例如強化加密等，盼有兼顧資安及師生互動學習品質的作法。</text:span><text:span text:style-name="T7"><text:line-break/><text:line-break/></text:span><text:span text:style-name="T4">台大本周起百人以上大型課程也改為視訊授課。台大表示，已把教育部函文轉達各院系，目前校內視訊會議都以</text:span><text:span text:style-name="T7">U Meeting</text:span><text:span text:style-name="T4">進行。但據了解，台大教授對禁用</text:span><text:span text:style-name="T7">ZOOM</text:span><text:span text:style-name="T4">持不同意見。</text:span><text:span text:style-name="T7"><text:line-break/><text:line-break/></text:span><text:span text:style-name="T4">台大電機系教授葉丙成在臉書表示，過去一個多月，為了遠距教學辦了多次研習，還要求全部學生上網演練使用，如今「一切的努力，就這樣一紙公文，一切成空」。</text:span><text:span text:style-name="T7"><text:line-break/><text:line-break/></text:span><text:span text:style-name="T4">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7">ZOOM</text:span><text:span text:style-name="T4">，令他相當無奈。</text:span></text:p>
      <text:p text:style-name="P5"><text:span text:style-name="T3">陳真</text:span><text:span text:style-name="T4"><text:s/>  |  2020.04.08 17:13   |   </text:span><text:a xlink:type="simple" xlink:href="http://palinfo.habago.org/Entry?Command=Information_PrintForum&amp;#FORUM38994"><text:span text:style-name="T5">#</text:span></text:a></text:p>
      <text:p text:style-name="P7"><text:span text:style-name="T4">請問各位：人渣黨這些狗官有法律依據可以禁止老師和學生使用</text:span><text:span text:style-name="T7"><text:s/>ZOOM </text:span><text:span text:style-name="T4">來授課嗎？它媽的如果不鳥狗官是會怎樣？抓去關嗎？</text:span><text:span text:style-name="T7"><text:line-break/><text:line-break/></text:span><text:span text:style-name="T4">陳真</text:span><text:span text:style-name="T7"><text:s/>2020. 04.08.<text:line-break/><text:line-break/>====================<text:line-break/></text:span><text:span text:style-name="T4">教部禁用</text:span><text:span text:style-name="T7">Zoom </text:span><text:span text:style-name="T4">高中老師激憤：教學哪來資安問題？</text:span><text:span text:style-name="T7"><text:line-break/><text:line-break/>2020-04-07<text:line-break/><text:line-break/></text:span><text:span text:style-name="T4">聯合報</text:span><text:span text:style-name="T7"><text:s/>/ </text:span><text:span text:style-name="T4">記者黃寅</text:span><text:span text:style-name="T7">/</text:span><text:span text:style-name="T4">台中即時報導</text:span><text:span text:style-name="T7"><text:line-break/><text:line-break/></text:span><text:span text:style-name="T4">教育部今下令各級學校全面禁用</text:span><text:span text:style-name="T7">Zoom</text:span><text:span text:style-name="T4">視訊軟體禁用，高中老師知悉，在群組上群情激憤。大家說，已準備了大半個月，教育部竟一聲令下就禁用，老師和學生都得重來、所有的努都白費，尤其是教學那來資安問題？根本是政治凌駕一切。</text:span><text:span text:style-name="T7"><text:line-break/><text:line-break/></text:span><text:span text:style-name="T4">教育部今在網站上公告禁止使用</text:span><text:span text:style-name="T7">Zoom</text:span><text:span text:style-name="T4">，要求各級學校「將原先置放於本部教育雲『線上教學</text:span><text:span text:style-name="T9">便利包』</text:span><text:span text:style-name="T7">Zoom</text:span><text:span text:style-name="T4">相關使用</text:span><text:span text:style-name="T9">說明文件全面移除。」許多接到消息的老師一片譁然，幾個全國高中職老師和</text:span><text:span text:style-name="T4">教務主任的賴群組裡更是罵聲一片。</text:span><text:span text:style-name="T7"><text:line-break/><text:line-break/></text:span><text:span text:style-name="T4">一位高中老師說：「個人只是一個小小的教師兼職主任，要做的事包山包海，</text:span><text:span text:style-name="T7">....</text:span><text:span text:style-name="T4">學校端資訊教師有限，才好不容易做完全校師生實體演練與家長聯繫，現在又說禁止使用</text:span><text:span text:style-name="T7">Zoom</text:span><text:span text:style-name="T4">。上級機構擁有最多人才與資源，可否請為國家的教育培育政策思考縝密後才宣布，朝令夕改，絕非良策！」</text:span><text:span text:style-name="T7"><text:line-break/><text:line-break/></text:span><text:span text:style-name="T4">一名高中教務主任說：「這樣以後難立信於老師們了，老師以後可能遇事『看著辦』，我們更難推動」。</text:span><text:span text:style-name="T7"><text:line-break/><text:line-break/></text:span><text:span text:style-name="T4">另名老師也哀嘆：「好累～全校教師都受訓完，學生也教完～結果～打掉重練」還有人則驚訝說：「我們已經都讓老師們研習和開好課程完畢，又要再重來</text:span><text:span text:style-name="T7">....</text:span><text:span text:style-name="T10">😭</text:span><text:span text:style-name="T4">」。</text:span><text:span text:style-name="T7"><text:line-break/><text:line-break/></text:span><text:span text:style-name="T4">陳姓高中老師說，經營</text:span><text:span text:style-name="T7">Zoom</text:span><text:span text:style-name="T4">的老闆雖來自大陸，但已歸化美國籍，難道就因為有立委在立法院提出質詢，大家就必須全盤推翻原有的做法嗎？他說，</text:span><text:span text:style-name="T7">Zoom</text:span><text:span text:style-name="T4">免費、好用，而且國外大學都還主動把課程放上網路公開，國內各級學校的教學又有什麼好隱藏的，更令人想不透有何資安問題？</text:span><text:span text:style-name="T7"><text:line-break/><text:line-break/></text:span><text:span text:style-name="T4">他說，若真要講資安，那教育部公布的其他視訊軟體難道就沒有資安問題？重點是教育部不能把全國師生都已努力大半個月的努力視而不見，而要大家都重新來一次。</text:span></text:p>
      <text:p text:style-name="P5"><text:span text:style-name="T3">陳真</text:span><text:span text:style-name="T4"><text:s/>  |  2020.04.08 01:07   |   </text:span><text:a xlink:type="simple" xlink:href="http://palinfo.habago.org/Entry?Command=Information_PrintForum&amp;#FORUM38993"><text:span text:style-name="T5">#</text:span></text:a></text:p>
      <text:p text:style-name="P8"><text:span text:style-name="T4">上個月</text:span><text:span text:style-name="T7">(</text:span><text:span text:style-name="T4">三月</text:span><text:span text:style-name="T7">)</text:span><text:span text:style-name="T4">下旬，所謂「外交部」網站上說，台灣「援贈友邦巴拉圭百萬防疫口罩」。有人看到這訊息後，在</text:span><text:span text:style-name="T7">LINE</text:span><text:span text:style-name="T4">或臉書寫了些字，對此提出批評說台灣自己口罩都不夠用了，怎麼還拿去送人？</text:span><text:span text:style-name="T7"><text:line-break/><text:line-break/></text:span><text:span text:style-name="T4">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7"><text:line-break/><text:line-break/></text:span><text:span text:style-name="T4">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7"><text:line-break/><text:line-break/></text:span><text:span text:style-name="T4">這類罪名，請問跟蔣家年代有何不同？這些欺壓百姓之事，請問大家看了有何想法？他媽的這個人渣黨真是卑劣無恥到極點。</text:span><text:span text:style-name="T7"><text:line-break/><text:line-break/></text:span><text:span text:style-name="T4">昨天，有人製作了一段影片，我不知道是不是底下這一個？</text:span><text:span text:style-name="T7"><text:line-break/><text:line-break/></text:span><text:a xlink:type="simple" xlink:href="https://bit.ly/2x0NMSx"><text:span text:style-name="T8">https://bit.ly/2x0NMSx</text:span></text:a><text:span text:style-name="T7">  <text:line-break/><text:line-break/></text:span><text:span text:style-name="T4">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7"><text:line-break/><text:line-break/></text:span><text:span text:style-name="T4">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7"><text:line-break/><text:line-break/></text:span><text:span text:style-name="T4">它媽的哪有說人民指出政黨舞弊之處，卻反而要被檢調單位給抓起來治罪之理。它媽的這個人渣黨真是有夠無恥下流，嘴巴講的是人情義理，實際上幹的卻全是傷天害理。</text:span><text:span text:style-name="T7"><text:line-break/><text:line-break/></text:span><text:span text:style-name="T4">人渣黨說，這位網友的作票質疑，「將使民眾對於政府選務部門失去信心，嚴重撕裂族群，使社會大眾產生對立</text:span><text:span text:style-name="T7"><text:s/></text:span><text:span text:style-name="T4">」。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7"><text:line-break/><text:line-break/></text:span><text:span text:style-name="T4">更離譜的是統派女俠黃智賢的遭遇</text:span><text:span text:style-name="T7"><text:s/>(</text:span><text:span text:style-name="T4">雖然我並不是很認同她所高舉的民族主義精神</text:span><text:span text:style-name="T7">)</text:span><text:span text:style-name="T4">。她前天在臉書上寫說：「台灣出現社區感染，是不是因為你</text:span><text:span text:style-name="T7"><text:s/>(</text:span><text:span text:style-name="T4">衛福部長陳時中</text:span><text:span text:style-name="T7">) </text:span><text:span text:style-name="T4">裝睡？」。竟然因為這樣一句話被警方約談，並威脅若不到案接受偵訊便拘提，說她「散播不實謠言」，面臨三年以下有期徒刑、拘役或三百萬元以下罰金。</text:span><text:span text:style-name="T7"><text:line-break/><text:line-break/></text:span><text:span text:style-name="T4">類似上述例子，這兩年來罄竹難書。如果這樣批評兩句就要被抓去關，那麼，人渣黨之惡行，豈不是應該全黨槍斃一百萬遍才有天理？</text:span><text:span text:style-name="T7"><text:line-break/><text:line-break/></text:span><text:span text:style-name="T4">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7"><text:line-break/><text:line-break/></text:span><text:span text:style-name="T4">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7"><text:line-break/><text:line-break/></text:span><text:span text:style-name="T4">台灣的所謂民主，無非就是在美國的操盤下，透過一群人渣控制了一大群腦殘，藉以大撈特撈，胡作非為，為美國人賣命。</text:span></text:p>
      <text:p text:style-name="P5"><text:span text:style-name="T3">陳真</text:span><text:span text:style-name="T4"><text:s/>  |  2020.04.06 02:18   |   </text:span><text:a xlink:type="simple" xlink:href="http://palinfo.habago.org/Entry?Command=Information_PrintForum&amp;iPage=1#FORUM38992"><text:span text:style-name="T5">#</text:span></text:a></text:p>
      <text:p text:style-name="P8"><text:span text:style-name="T4">生物武器：一個更陰暗的未來</text:span><text:span text:style-name="T7">(13)<text:line-break/><text:line-break/></text:span><text:span text:style-name="T4">陳真</text:span><text:span text:style-name="T7">2020. 04. 06.<text:line-break/><text:line-break/><text:line-break/></text:span><text:span text:style-name="T4">美國官方及其主流媒體走狗們，差不多是</text:span><text:span text:style-name="T7">2006</text:span><text:span text:style-name="T4">年，也就是侵略伊拉克三年後，才開始慢慢一點一滴、半推半就地承認過去有關伊拉克擁有生化武器的諸多指控全是謊言。</text:span><text:span text:style-name="T7"><text:line-break/><text:line-break/></text:span><text:span text:style-name="T4">我這樣講，其實並不精確。事實上，美國連這樣的「事後誠實」也沒有，它始終沒有認錯。幫忙散播謠言的主流媒體也沒有。</text:span><text:span text:style-name="T7"><text:line-break/><text:line-break/></text:span><text:span text:style-name="T4">不管是美國官方或主流媒體，他們始終沒有承認說「對！我就是說謊。我當時就是在聯合國大會上故意拿洗衣粉假裝是什麼炭疽桿菌粉末來欺騙大家」。</text:span><text:span text:style-name="T7"><text:line-break/><text:line-break/></text:span><text:span text:style-name="T4">他們把赤裸裸的近千個謊言，一概說成是一種「情報上的失誤或誤導」，要不就說是「某些真實的情報被忽略了」，或者乾脆推給伊拉克那些美國走狗，說是他們「故意提供不實資訊」等等。</text:span><text:span text:style-name="T7"><text:line-break/><text:line-break/></text:span><text:span text:style-name="T4">這樣各位懂嗎？也就是說，把密謀十年以上的侵略計畫與精心設計的無數謊言，完全淡化成一場無心的誤會與資訊失誤。</text:span><text:span text:style-name="T7"><text:line-break/><text:line-break/></text:span><text:span text:style-name="T4">舉個例，美軍佔領伊拉克大約三周年，</text:span><text:span text:style-name="T7">2006</text:span><text:span text:style-name="T4">年</text:span><text:span text:style-name="T7">4</text:span><text:span text:style-name="T4">月</text:span><text:span text:style-name="T7">12</text:span><text:span text:style-name="T4">日的華盛頓郵報指出：美國和英國的國防情報部門聯合派駐伊拉克的生化武器專家團，老早在</text:span><text:span text:style-name="T7">2003</text:span><text:span text:style-name="T4">年</text:span><text:span text:style-name="T7">5</text:span><text:span text:style-name="T4">月就已經排除所謂「死亡露營車」</text:span><text:span text:style-name="T7">(Winnebagos of death) (</text:span><text:span text:style-name="T4">亦即流動性化武實驗室</text:span><text:span text:style-name="T7">)</text:span><text:span text:style-name="T4">的各種所謂證據，並於</text:span><text:span text:style-name="T7">5</text:span><text:span text:style-name="T4">月</text:span><text:span text:style-name="T7">27</text:span><text:span text:style-name="T4">日出具詳細報告，指出所謂「死亡露營車」不過就是一些跟食品檢驗有關的車子，或是一些氣象汽球的充氣裝置等等。</text:span><text:span text:style-name="T7"><text:line-break/><text:line-break/></text:span><text:span text:style-name="T4">但是，</text:span><text:span text:style-name="T7">2003</text:span><text:span text:style-name="T4">年</text:span><text:span text:style-name="T7">5</text:span><text:span text:style-name="T4">月</text:span><text:span text:style-name="T7">29</text:span><text:span text:style-name="T4">日，也就是該報告出爐後兩天，布希卻竟然再度對外公然撒謊說「關於伊拉克的致命性流動化武實驗室，美國已找到證據」。但是你看，該報導卻說，這些國防情報部的化武專家證詞被布希政府給「忽略了」</text:span><text:span text:style-name="T7">(ignored)</text:span><text:span text:style-name="T4">。他媽的這叫做「忽略」嗎？這就像人渣黨利用總統專機走私一樣，他不說走私，而叫「超帶」。</text:span><text:span text:style-name="T7"><text:line-break/><text:line-break/></text:span><text:span text:style-name="T4">我想說的是，美國撒了一千個謊言藉以入侵、佔領伊拉克之事，即便一一拆穿，但始終沒有認錯，而是採取這樣一種推諉、淡化的方式來矇混過去。而且，事隔多年，人們的記憶與情感早已逐漸淡忘。</text:span><text:span text:style-name="T7"><text:line-break/><text:line-break/></text:span><text:span text:style-name="T4">簡單說就是：主流媒體一開始先是配合美國政府，瘋狂地撒下無數漫天大謊，然後事隔多年，再慢慢用小篇幅報導，把它淡化成一種「情報上的疏忽」或「走狗們的誤導」，甚至講得好像美國很無辜似的。</text:span><text:span text:style-name="T7"><text:line-break/><text:line-break/></text:span><text:span text:style-name="T4">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7"><text:line-break/><text:line-break/></text:span><text:a xlink:type="simple" xlink:href="https://bit.ly/3aLBMmm"><text:span text:style-name="T8">https://bit.ly/3aLBMmm</text:span></text:a><text:span text:style-name="T7"><text:line-break/><text:line-break/></text:span><text:span text:style-name="T4">這樣一種「尚待繼續努力」的艱難任務，其實早在一開始就埋下伏筆。</text:span><text:span text:style-name="T7">Richard Spertzel </text:span><text:span text:style-name="T4">以美國派駐聯合國的首席武檢官之尊，打從一開始撒謊說伊拉克不但擁有生化武器，而且擁有超美趕俄的「分隔化」化武能力時，就已經等於說，美國永遠都能以此為藉口不斷進行指控。</text:span><text:span text:style-name="T7"><text:line-break/><text:line-break/></text:span><text:span text:style-name="T4">「死亡露營車」</text:span><text:span text:style-name="T7">(Winnebagos of death) </text:span><text:span text:style-name="T4">這個當年熱門的驚悚辭彙是怎麼來的呢？如我上一篇所說，就是因為這位</text:span><text:span text:style-name="T7">Richard Spertzel </text:span><text:span text:style-name="T4">所提出的一個說法，指控伊拉克擁有「分隔化」</text:span><text:span text:style-name="T7">(</text:span><text:span text:style-name="T4">即小型化</text:span><text:span text:style-name="T7">) </text:span><text:span text:style-name="T4">化武能力。如他自己所說，這意味著「你不但必須同時查緝伊拉克的每一棟房子，也必須查緝伊拉克的每一輛車子」，才有可能找到伊拉克擁有生化武器的證據。</text:span><text:span text:style-name="T7"><text:line-break/><text:line-break/></text:span><text:span text:style-name="T4">在這種鳥話底下，那其實等於說：我永遠都不可能承認伊拉克沒有生化武器；如果我一時沒有證據，那只是因為伊拉克車輛太多了，讓我一時還沒法找到，因為我沒辦法檢查伊拉克的所有車輛：</text:span><text:span text:style-name="T7">   <text:line-break/><text:line-break/></text:span><text:a xlink:type="simple" xlink:href="https://bit.ly/3aKalcL"><text:span text:style-name="T8">https://bit.ly/3aKalcL</text:span></text:a><text:span text:style-name="T7"><text:line-break/><text:line-break/></text:span><text:span text:style-name="T4">大家聽懂我在說什麼嗎？美國及其主流媒體與無良專家們，不但撒謊，而且圓謊的方式非常厲害且微妙，操弄世人於股掌之上。</text:span><text:span text:style-name="T7"><text:line-break/><text:line-break/></text:span><text:span text:style-name="T4">美國和英國狼狽為奸，不但撒謊伊拉克擁有化武，還說它「四十五分鐘內就可以對外發射，瞬間殺死數百萬人」。但是，真正拿來做為發動侵略戰爭的藉口卻是「分隔化」化武的能力。</text:span><text:span text:style-name="T7"><text:line-break/><text:line-break/>2003</text:span><text:span text:style-name="T4">年</text:span><text:span text:style-name="T7">2</text:span><text:span text:style-name="T4">月</text:span><text:span text:style-name="T7">5</text:span><text:span text:style-name="T4">日，美國國務卿</text:span><text:span text:style-name="T7">Colin Powell </text:span><text:span text:style-name="T4">在聯合國安理會，拿著一瓶洗衣粉，假裝是炭疽桿菌粉末，公然宣稱說「在我們精準厚實的情報檔案中，最恐怖的事情之一就是我們擁有第一手的證詞，證明伊拉克擁有流動性化武實驗室。」</text:span><text:span text:style-name="T7"><text:line-break/><text:line-break/></text:span><text:span text:style-name="T4">就如《</text:span><text:span text:style-name="T7">Global Security</text:span><text:span text:style-name="T4">》這篇文章所說：「流動性化武實驗室的說法，正是美國發動侵伊戰爭的一個基本根據。」</text:span><text:span text:style-name="T7"><text:line-break/><text:line-break/></text:span><text:a xlink:type="simple" xlink:href="https://bit.ly/3aL8ynF"><text:span text:style-name="T8">https://bit.ly/3aL8ynF</text:span></text:a><text:span text:style-name="T7"><text:line-break/><text:line-break/></text:span><text:span text:style-name="T4">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7"><text:line-break/><text:line-break/></text:span><text:span text:style-name="T4">除了瞎掰「死亡露營車」或「死亡休旅車」之外，英、美兩國還聯手瞎掰「死亡無人機」</text:span><text:span text:style-name="T7">(drones of death)</text:span><text:span text:style-name="T4">的說法。比方說，早在侵略伊拉克戰爭前一年，英、美、澳等主流媒體，就開始不斷用「死亡無人機」來煽動世人對於伊拉克的恐懼，比方說，</text:span><text:span text:style-name="T7">2002</text:span><text:span text:style-name="T4">年</text:span><text:span text:style-name="T7">9</text:span><text:span text:style-name="T4">月</text:span><text:span text:style-name="T7">6</text:span><text:span text:style-name="T4">日的《紐約時報》寫著：「伊拉克海珊擁有一系列野蠻殘忍的武器可供使用，其中包括『死亡無人機』的研發最為殘忍，它將發射毀滅性的化學武器與生物武器。」</text:span><text:span text:style-name="T7"><text:line-break/><text:line-break/></text:span><text:span text:style-name="T4">其實，早在九零年代、第一次波灣戰爭後，西方妖魔化伊拉克的宣傳就不曾一天停止過。舉個例，</text:span><text:span text:style-name="T7">1998</text:span><text:span text:style-name="T4">年</text:span><text:span text:style-name="T7">12</text:span><text:span text:style-name="T4">月</text:span><text:span text:style-name="T7">19</text:span><text:span text:style-name="T4">日英國的</text:span><text:span text:style-name="T7">BBC</text:span><text:span text:style-name="T4">如此報導所謂「死亡無人機」</text:span><text:span text:style-name="T7">(drones of death)</text:span><text:span text:style-name="T4">：</text:span><text:span text:style-name="T7"><text:line-break/><text:line-break/></text:span><text:a xlink:type="simple" xlink:href="https://bbc.in/3bQ7UW0"><text:span text:style-name="T8">https://bbc.in/3bQ7UW0</text:span></text:a><text:span text:style-name="T7">  <text:line-break/><text:line-break/></text:span><text:span text:style-name="T4">「英國國防部長</text:span><text:span text:style-name="T7"><text:s/>(</text:span><text:span text:style-name="T4">日後擔任北約祕書長</text:span><text:span text:style-name="T7">) </text:span><text:span text:style-name="T4">在記者會中表示，海珊將發展攜帶生化武器的死亡無人機，足以攜帶三百公升的炭疽桿菌，迅速殺死數百萬人。英國政府並表示，此一『恐怖武器』的發展能力，已遭到英軍的重創。」</text:span><text:span text:style-name="T7"><text:line-break/><text:line-break/></text:span><text:span text:style-name="T4">絕大多數人一定都會以為美軍</text:span><text:span text:style-name="T7">2003</text:span><text:span text:style-name="T4">年侵略伊拉克是在</text:span><text:span text:style-name="T7">2001</text:span><text:span text:style-name="T4">年的</text:span><text:span text:style-name="T7"><text:s/>911</text:span><text:span text:style-name="T4">事件之後才開始布局，其實全然錯誤。美國及英國老早在</text:span><text:span text:style-name="T7">1991</text:span><text:span text:style-name="T4">年就不斷入侵伊拉克，天天轟炸，照三餐打，但是媒體完全消音。就這樣轟炸了十二年，旨在消滅伊拉克中東首屈一指的空軍實力，為</text:span><text:span text:style-name="T7">2003</text:span><text:span text:style-name="T4">年的地面入侵鋪路。</text:span><text:span text:style-name="T7"><text:line-break/><text:line-break/></text:span><text:span text:style-name="T4">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7"><text:line-break/><text:line-break/></text:span><text:span text:style-name="T4">這些事，十幾年來我已經寫過很多，就不多寫了。</text:span></text:p>
      <text:p text:style-name="P5"><text:span text:style-name="T4">Xuan-wei   |  2020.04.05 11:21   |   </text:span><text:a xlink:type="simple" xlink:href="http://palinfo.habago.org/Entry?Command=Information_PrintForum&amp;iPage=1#FORUM38991"><text:span text:style-name="T5">#</text:span></text:a></text:p>
      <text:p text:style-name="P7"><text:span text:style-name="T4">謝謝陳醫師解惑！</text:span></text:p>
      <text:p text:style-name="P5"><text:span text:style-name="T3">怡靜</text:span><text:span text:style-name="T4"><text:s/>  |  2020.04.05 01:15   |   </text:span><text:a xlink:type="simple" xlink:href="http://palinfo.habago.org/Entry?Command=Information_PrintForum&amp;iPage=1#FORUM38990"><text:span text:style-name="T5">#</text:span></text:a></text:p>
      <text:p text:style-name="P8"><text:span text:style-name="T4">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7"><text:line-break/><text:line-break/></text:span><text:span text:style-name="T4">儘管歐美地區疫情嚴峻，仍然未停止抹黑中國。不過關注這麼久的國外疫情，總算看到一個西方官員講點人話，這人是加拿大衛生部長</text:span><text:span text:style-name="T7">Patty Hajdu</text:span><text:span text:style-name="T4">。</text:span><text:span text:style-name="T7"><text:line-break/><text:line-break/></text:span><text:a xlink:type="simple" xlink:href="https://streamable.com/htlbuu"><text:span text:style-name="T8">https://streamable.com/htlbuu</text:span></text:a><text:span text:style-name="T7"><text:line-break/><text:line-break/></text:span><text:span text:style-name="T4">她在</text:span><text:span text:style-name="T7">4/2</text:span><text:span text:style-name="T4">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7"><text:line-break/><text:line-break/></text:span></text:p>
      <text:p text:style-name="P5"><text:span text:style-name="T3">陳真</text:span><text:span text:style-name="T4"><text:s/>  |  2020.04.05 00:29   |   </text:span><text:a xlink:type="simple" xlink:href="http://palinfo.habago.org/Entry?Command=Information_PrintForum&amp;iPage=1#FORUM38989"><text:span text:style-name="T5">#</text:span></text:a></text:p>
      <text:p text:style-name="P7"><text:span text:style-name="T7">Xuan-wei</text:span><text:span text:style-name="T4">好，我人在外地，沒法用電腦，只能用手機簡單回覆</text:span><text:span text:style-name="T7">:<text:line-break/><text:line-break/>1</text:span><text:span text:style-name="T4">，</text:span><text:span text:style-name="T7">2004</text:span><text:span text:style-name="T4">年，美國都還佔領得如火如荼，謊言陸續散播中，直到幾年後，人們淡忘了，才慢慢半推半就地承認一切都是撒謊，把責任推給伊拉克的走狗們及</text:span><text:span text:style-name="T7">CIA</text:span><text:span text:style-name="T4">。</text:span><text:span text:style-name="T7"><text:line-break/><text:line-break/>2</text:span><text:span text:style-name="T4">，如果我沒記錯，</text:span><text:span text:style-name="T7">Richard Spertzel</text:span><text:span text:style-name="T4">在</text:span><text:span text:style-name="T7">2016</text:span><text:span text:style-name="T4">年過世。如果他或美國政府到現在還說伊拉克有化武甚至有分隔化的小型化武實驗室，我也不意外。我跟你說，這些人講話是這樣，跟民進黨很像</text:span><text:span text:style-name="T7">:<text:line-break/><text:line-break/></text:span><text:span text:style-name="T4">他早上講這樣，晚上可能就變了</text:span><text:span text:style-name="T7">;</text:span><text:span text:style-name="T4">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7">;</text:span><text:span text:style-name="T4">類似一種上班的概念。你看島內檯面上目前幾乎所有所謂臺獨，哪一個不是一種上班概念的臺獨？白天喊一喊臺獨，晚上就不獨了，喊出祖國英明都有可能。</text:span><text:span text:style-name="T7"><text:line-break/><text:line-break/>3</text:span><text:span text:style-name="T4">，事實上，</text:span><text:span text:style-name="T7">Richard Spertzel</text:span><text:span text:style-name="T4">在推銷他的分隔化言論時，面對詢問，他說美國還沒有成熟發展出小型化核武的能力。</text:span><text:span text:style-name="T7"><text:line-break/><text:line-break/></text:span><text:span text:style-name="T4">這很荒唐吧，伊拉克的化武能力居然超越了他的技術指導者。</text:span><text:span text:style-name="T7"><text:line-break/><text:line-break/></text:span><text:span text:style-name="T4">我再舉個前言不罩後語的例子。在他倡言伊拉克小型化化武能力的同時，面對這方面專家的質疑時，他卻承認，小型化化武能力之殺傷規模只能達到恐怖攻擊等級，離軍事化用途還差得遠。</text:span><text:span text:style-name="T7"><text:line-break/><text:line-break/></text:span><text:span text:style-name="T4">狀況差不多就是這樣。</text:span></text:p>
      <text:p text:style-name="P5"><text:span text:style-name="T4">Xuan-wei   |  2020.04.04 16:50   |   </text:span><text:a xlink:type="simple" xlink:href="http://palinfo.habago.org/Entry?Command=Information_PrintForum&amp;iPage=1#FORUM38988"><text:span text:style-name="T5">#</text:span></text:a></text:p>
      <text:p text:style-name="P6"><text:span text:style-name="T3">陳醫師您好，</text:span><text:span text:style-name="T4"><text:line-break/></text:span><text:span text:style-name="T3">關於〈</text:span><text:span text:style-name="T4"><text:s/></text:span><text:span text:style-name="T3">生物武器：一個更陰暗的未來</text:span><text:span text:style-name="T4">(12)</text:span><text:span text:style-name="T11">〉</text:span><text:span text:style-name="T3">中提到「美軍佔領伊拉克後，他</text:span><text:span text:style-name="T4">(Richard Spertzel)</text:span><text:span text:style-name="T3">隨即改口說，伊拉克不但沒有生化武器，「而且連企圖發展化武的計劃也不存在」，並稱自己當初是受到</text:span><text:span text:style-name="T4"><text:s/>Iraqi National Congress </text:span><text:span text:style-name="T3">及</text:span><text:span text:style-name="T4">CIA</text:span><text:span text:style-name="T3">諸多假情報的誤導。」</text:span><text:span text:style-name="T4"><text:s/></text:span><text:span text:style-name="T3">是否有參考來源：以</text:span><text:span text:style-name="T4">google</text:span><text:span text:style-name="T3">檢索到</text:span><text:span text:style-name="T4">Spertzel</text:span><text:span text:style-name="T3">在</text:span><text:span text:style-name="T4">2004</text:span><text:span text:style-name="T3">年</text:span><text:span text:style-name="T4">10</text:span><text:span text:style-name="T3">月發表在華爾街日報的評論</text:span><text:span text:style-name="T4">“Have War Critics Even Read the Duelfer Report?” (</text:span><text:a xlink:type="simple" xlink:href="https://www.wsj.com/articles/SB109770814784244752"><text:span text:style-name="T6">https://www.wsj.com/articles/SB109770814784244752</text:span></text:a><text:span text:style-name="T4">)</text:span><text:span text:style-name="T3">，看起來他當時仍堅持伊拉克有</text:span><text:span text:style-name="T4">WMD</text:span><text:span text:style-name="T3">的看法？</text:span><text:span text:style-name="T4"><text:line-break/><text:line-break/></text:span><text:span text:style-name="T3">（雖然沒有訂閱</text:span><text:span text:style-name="T4">WSJ</text:span><text:span text:style-name="T3">，可在他處找到評論全文</text:span><text:span text:style-name="T4">: </text:span><text:a xlink:type="simple" xlink:href="http://www.ourjerusalem.com/opinion20041019b"><text:span text:style-name="T6">http://www.ourjerusalem.com/opinion20041019b</text:span></text:a><text:span text:style-name="T4">)</text:span></text:p>
      <text:p text:style-name="P5"><text:span text:style-name="T3">陳真</text:span><text:span text:style-name="T4"><text:s/>  |  2020.04.03 03:26   |   </text:span><text:a xlink:type="simple" xlink:href="http://palinfo.habago.org/Entry?Command=Information_PrintForum&amp;#FORUM38987"><text:span text:style-name="T5">#</text:span></text:a></text:p>
      <text:p text:style-name="P8"><text:span text:style-name="T4">生物武器：一個更陰暗的未來</text:span><text:span text:style-name="T7">(12)<text:line-break/><text:line-break/></text:span><text:span text:style-name="T4">陳真</text:span><text:span text:style-name="T7">2020. 04. 01.<text:line-break/><text:line-break/><text:line-break/></text:span><text:span text:style-name="T4">在「生物武器：一個更陰暗的未來</text:span><text:span text:style-name="T7"><text:s/>(7)</text:span><text:span text:style-name="T4">」裏，我寫著：</text:span><text:span text:style-name="T7"><text:line-break/><text:line-break/></text:span><text:span text:style-name="T4">「美軍發動戰爭入侵伊拉克期間，西方媒體每天斗大標題寫著</text:span><text:span text:style-name="T7"> </text:span><text:span text:style-name="T4">『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7"><text:line-break/><text:line-break/></text:span><text:span text:style-name="T4">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7"><text:line-break/><text:line-break/></text:span><text:span text:style-name="T12">●</text:span><text:span text:style-name="T7"><text:s/></text:span><text:span text:style-name="T4">找到了！找到了！</text:span><text:span text:style-name="T7"><text:line-break/><text:line-break/></text:span><text:span text:style-name="T4">打從</text:span><text:span text:style-name="T7"><text:s/>2001</text:span><text:span text:style-name="T4">年起，美國為了侵略伊拉克，便不斷撒謊指控伊拉克擁有生化武器。但是，聯合國武檢官多次組團進入伊拉克境內調查，卻始終找不到任何證據。美國派駐聯合國的前首席武檢官</text:span><text:span text:style-name="T7"><text:s/>Richard Spertzel</text:span><text:span text:style-name="T4">卻力排眾議說：伊拉克擁有生化武器乃是「毋庸置疑」，大家之所以找不到化武實驗室與發射裝置是因為伊拉克政府把生化武器給「分隔化」</text:span><text:span text:style-name="T7">(compartmentalized) </text:span><text:span text:style-name="T4">了，簡單說就是小型化。他說，只要一輛休旅車就足以成為一個「流動性的」化武實驗室。</text:span><text:span text:style-name="T7"><text:line-break/><text:line-break/></text:span><text:span text:style-name="T4">這位美國的細菌武器研發專家</text:span><text:span text:style-name="T7">Richard Spertzel</text:span><text:span text:style-name="T4">，事實上也參與了戰前伊拉克的化武調查團，過去並曾經以聯合國首席武檢官的身份在伊拉克待了四年</text:span><text:span text:style-name="T7"><text:s/>(1994-1998 </text:span><text:span text:style-name="T4">年</text:span><text:span text:style-name="T7">)</text:span><text:span text:style-name="T4">，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7"><text:line-break/><text:line-break/>2003</text:span><text:span text:style-name="T4">年，在毫無證據下，美國就是以</text:span><text:span text:style-name="T7">Spertzel </text:span><text:span text:style-name="T4">之「專家證詞」的「分隔化」說法，做為一種硬是要出兵血洗伊拉克的藉口，然後在侵略佔領過程中不斷製造假新聞，不斷說「找到了！找到了！」，一會兒說找到一個「疑似」藏有什麼生化粉末</text:span><text:span text:style-name="T7"><text:s/>(</text:span><text:span text:style-name="T4">其實是麵粉</text:span><text:span text:style-name="T7">) </text:span><text:span text:style-name="T4">的倉庫或小貨車，一會兒又說發現什麼裝設「可疑」瓦斯爐的流動推車</text:span><text:span text:style-name="T7"><text:s/>(</text:span><text:span text:style-name="T4">其實是軍隊煮飯煎蛋的餐車</text:span><text:span text:style-name="T7">)</text:span><text:span text:style-name="T4">，遺留在被美軍轟炸得稀巴爛的伊拉克軍隊現場</text:span><text:span text:style-name="T7">...<text:line-break/><text:line-break/></text:span><text:span text:style-name="T4">美國就是這樣不斷裝神弄鬼，欺騙世人，其實全是謊言，非常兒戲，事實上只是一些廚具、麵粉食材或民生用品。但是，透過西方主流媒體的配合造謠，一時之間，人們還真以為美國拯救了全世界。</text:span><text:span text:style-name="T7"><text:line-break/><text:line-break/></text:span><text:span text:style-name="T4">至於這位一輩子為美國推動細菌武器研發的</text:span><text:span text:style-name="T7"><text:s/>Spertzel</text:span><text:span text:style-name="T4">，大名鼎鼎，是個微生物學家，是美國研發生物武器史上最主要的核心人物之一，同時也是</text:span><text:span text:style-name="T7">Fort Detrick </text:span><text:span text:style-name="T4">生物武器實驗室有關細菌戰的主要負責人，任職長達半個多世紀。美軍佔領伊拉克後，他隨即改口說，伊拉克不但沒有生化武器，「而且連企圖發展化武的計劃也不存在」，並稱自己當初是受到</text:span><text:span text:style-name="T7"><text:s/>Iraqi National Congress </text:span><text:span text:style-name="T4">及</text:span><text:span text:style-name="T7">CIA</text:span><text:span text:style-name="T4">諸多假情報的誤導。</text:span><text:span text:style-name="T7"><text:line-break/><text:line-break/>Iraqi National Congress </text:span><text:span text:style-name="T4">就是美國在第一次波灣戰爭後隔年</text:span><text:span text:style-name="T7"><text:s/>(1992</text:span><text:span text:style-name="T4">年</text:span><text:span text:style-name="T7">) </text:span><text:span text:style-name="T4">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7"><text:line-break/><text:line-break/></text:span><text:span text:style-name="T4">這群背叛自己的國家與人民的美國走狗，這群「伊奸」，這個伊拉克的「人渣黨」，後來個個當了伊拉克的黨政軍高官，例如在戰爭期間屢屢出鏡扮演「夾道歡迎美軍」及「拉倒海珊銅像」的「勇敢伊拉克民眾」的</text:span><text:span text:style-name="T7">Ahmed Chalabi</text:span><text:span text:style-name="T4">，後來掌管伊拉克石油大權，擔任石油部長，並隨即出任伊拉克副總理。</text:span><text:span text:style-name="T7"><text:line-break/><text:line-break/></text:span><text:span text:style-name="T12">●</text:span><text:span text:style-name="T7"><text:s/></text:span><text:span text:style-name="T4">這回真的找到了！</text:span><text:span text:style-name="T7"><text:line-break/><text:line-break/>2003</text:span><text:span text:style-name="T4">年</text:span><text:span text:style-name="T7">5</text:span><text:span text:style-name="T4">月</text:span><text:span text:style-name="T7">28</text:span><text:span text:style-name="T4">日，也就是美軍入侵佔領伊拉克的隔月，英國《衛報》發表了一篇調查報導，標題諷刺性地寫著：「終於！美軍終於找到生化武器了！」不過，它還有個副標寫著「是在美國馬里蘭州找到！」</text:span><text:span text:style-name="T7"><text:line-break/><text:line-break/></text:span><text:a xlink:type="simple" xlink:href="https://bit.ly/2QUyftY"><text:span text:style-name="T8">https://bit.ly/2QUyftY</text:span></text:a><text:span text:style-name="T7">  <text:line-break/><text:line-break/></text:span><text:span text:style-name="T4">該報導所指的發現大規模殺傷武器的地點，就是當時</text:span><text:span text:style-name="T7"><text:s/>(2001</text:span><text:span text:style-name="T4">年</text:span><text:span text:style-name="T7">) </text:span><text:span text:style-name="T4">準備重新啟用、位於馬里蘭州的美軍</text:span><text:span text:style-name="T7"><text:s/>Fort Detrick </text:span><text:span text:style-name="T4">生物武器實驗室。經過兩年</text:span><text:span text:style-name="T7"><text:s/>(2001</text:span><text:span text:style-name="T4">年到</text:span><text:span text:style-name="T7"><text:s/>2003</text:span><text:span text:style-name="T4">年</text:span><text:span text:style-name="T7">) </text:span><text:span text:style-name="T4">的挖掘與清理，竟然陸續找到高達兩千多公噸的各種恐怖病原體，包括天花病毒、肉毒桿菌、炭疽桿菌、</text:span><text:span text:style-name="T7">Brucella melitensis (</text:span><text:span text:style-name="T4">梅里特布魯氏菌，可引起類似感冒症狀的布氏桿菌病</text:span><text:span text:style-name="T7">--Brucellosis)</text:span><text:span text:style-name="T4">，以及引發肺炎的</text:span><text:span text:style-name="T7"><text:s/>Klebsiella (</text:span><text:span text:style-name="T4">克雷伯氏菌屬</text:span><text:span text:style-name="T7">)</text:span><text:span text:style-name="T4">等等等。</text:span><text:span text:style-name="T7"><text:line-break/><text:line-break/></text:span><text:span text:style-name="T4">除了病毒與細菌外，竟然還找到各種化學武器，包括美軍在越戰中噴灑了至少九萬多公噸的橙劑</text:span><text:span text:style-name="T7"><text:s/>(agent orange)</text:span><text:span text:style-name="T4">。根據美國哥倫比亞大學公衛政策與管理學系教授</text:span><text:span text:style-name="T7"> Jeanne Stellman </text:span><text:span text:style-name="T4">的幾篇研究，例如</text:span><text:span text:style-name="T7">2018</text:span><text:span text:style-name="T4">年</text:span><text:span text:style-name="T7">5</text:span><text:span text:style-name="T4">月發表於《美國公衛期刊》</text:span><text:span text:style-name="T7">(American Journal of Public Health)</text:span><text:span text:style-name="T4">的論文估計，越戰中，約有兩百多萬至四百八十萬越南人曝露於美軍的橙劑毒害中，受到各種不同程度的傷害。：</text:span><text:span text:style-name="T7"><text:line-break/><text:line-break/></text:span><text:a xlink:type="simple" xlink:href="https://bit.ly/2R0rqHu"><text:span text:style-name="T8">https://bit.ly/2R0rqHu</text:span></text:a><text:span text:style-name="T7"><text:line-break/><text:line-break/></text:span><text:span text:style-name="T4">美軍所使用的橙劑，含有「世紀之毒」戴奧辛之中的劇毒成份，是一級致癌物，包括血癌、肺癌、大腸癌、軟組織肉瘤與肝癌等，另外還會產生各種神經系統與運動神經元病變</text:span><text:span text:style-name="T7"><text:s/>(</text:span><text:span text:style-name="T4">例如帕金森氏症</text:span><text:span text:style-name="T7">)</text:span><text:span text:style-name="T4">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7"><text:line-break/><text:line-break/></text:span><text:span text:style-name="T4">橙劑新生兒症狀：</text:span><text:span text:style-name="T7"><text:line-break/><text:line-break/></text:span><text:a xlink:type="simple" xlink:href="https://bit.ly/2UBuoo8"><text:span text:style-name="T8">https://bit.ly/2UBuoo8</text:span></text:a><text:span text:style-name="T7"><text:line-break/><text:line-break/></text:span><text:span text:style-name="T4">你可以在上面這個「美國退伍軍人協會」</text:span><text:span text:style-name="T7">(United States Department of Veterans Affairs</text:span><text:span text:style-name="T4">，簡稱</text:span><text:span text:style-name="T7"><text:s/>VA) </text:span><text:span text:style-name="T4">的網站上找到一些相關病變資料。</text:span><text:span text:style-name="T7"> <text:line-break/><text:line-break/></text:span><text:span text:style-name="T4">以下是幾張照片，很多橙劑新生兒完全沒有眼睛或眼睛爆出：</text:span><text:span text:style-name="T7"><text:line-break/><text:line-break/></text:span><text:a xlink:type="simple" xlink:href="https://bit.ly/2WVPz5P"><text:span text:style-name="T8">https://bit.ly/2WVPz5P</text:span></text:a><text:span text:style-name="T7"> <text:line-break/><text:line-break/></text:span><text:a xlink:type="simple" xlink:href="https://bit.ly/2yqWl9p"><text:span text:style-name="T8">https://bit.ly/2yqWl9p</text:span></text:a><text:span text:style-name="T7"> <text:line-break/><text:line-break/></text:span><text:span text:style-name="T4">根據越南官方統計，戰爭期間，約有三百多萬人罹癌或其它病變與腦傷</text:span><text:span text:style-name="T7"><text:s/>(</text:span><text:span text:style-name="T4">其中多數為兒童</text:span><text:span text:style-name="T7">)</text:span><text:span text:style-name="T4">，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7">   <text:line-break/><text:line-break/></text:span><text:span text:style-name="T4">半島電視台報導：</text:span><text:span text:style-name="T7"><text:line-break/><text:line-break/></text:span><text:a xlink:type="simple" xlink:href="https://bit.ly/2UBZ7kV"><text:span text:style-name="T8">https://bit.ly/2UBZ7kV</text:span></text:a><text:span text:style-name="T7"><text:line-break/><text:line-break/></text:span><text:span text:style-name="T4">半島電視台系列影片：</text:span><text:span text:style-name="T7"><text:line-break/><text:line-break/></text:span><text:a xlink:type="simple" xlink:href="https://bit.ly/2UzwiWg"><text:span text:style-name="T8">https://bit.ly/2UzwiWg</text:span></text:a><text:span text:style-name="T7"><text:line-break/><text:line-break/></text:span><text:a xlink:type="simple" xlink:href="https://bit.ly/2UTbNCT"><text:span text:style-name="T8">https://bit.ly/2UTbNCT</text:span></text:a><text:span text:style-name="T7"><text:line-break/><text:line-break/></text:span><text:span text:style-name="T4">戰後，仍有大約兩百萬越南人間接受害，因為橙劑滲透土壤之半衰期超過一百年，嚴重污染水源；不管是喝進肚子或皮膚接觸水源，或是吃下污染農作物，就有可能受害，滲透全身血液；甚至許多越南婦女</text:span><text:span text:style-name="T7"><text:s/>(</text:span><text:span text:style-name="T4">特別是毒害較嚴重的南越</text:span><text:span text:style-name="T7">) </text:span><text:span text:style-name="T4">的母乳中，發現極高濃度的戴奧辛成份。</text:span><text:span text:style-name="T7"><text:line-break/><text:line-break/></text:span><text:span text:style-name="T4">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7"><text:line-break/><text:line-break/></text:span><text:span text:style-name="T4">喝下橙劑幾毫升便足以致人於死，更何況短短六年內</text:span><text:span text:style-name="T7"><text:s/>(1965</text:span><text:span text:style-name="T4">至</text:span><text:span text:style-name="T7">1971</text:span><text:span text:style-name="T4">年</text:span><text:span text:style-name="T7">) </text:span><text:span text:style-name="T4">漫天灑下九萬公噸的巨量，瘋狂灑遍整個越南，高達三千一百八十一個村落受害，摧毀兩百多萬公頃</text:span><text:span text:style-name="T7"><text:s/>(</text:span><text:span text:style-name="T4">即兩萬多平方公里</text:span><text:span text:style-name="T7">) </text:span><text:span text:style-name="T4">的森林。後來，在國際輿論壓力下，美國才停止。有些當年的噴灑熱點地區，直到四十年後，仍然可以檢驗出超標高達數百倍的致死性戴奧辛濃度。</text:span><text:span text:style-name="T7"> <text:line-break/><text:line-break/></text:span><text:span text:style-name="T4">我常感到很納悶很可悲，為什麼會有人泯滅人性到這種地步？美國人是不是根本不把別人當人看？這是在打仗嗎？這根本就是種族滅絕的行徑。</text:span><text:span text:style-name="T7"><text:line-break/><text:line-break/></text:span><text:span text:style-name="T4">除了橙劑外，</text:span><text:span text:style-name="T7">Fort Detrick </text:span><text:span text:style-name="T4">現場還挖出有「毒劑之王」之稱的芥子氣液體毒劑等。預計還得再挖四年</text:span><text:span text:style-name="T7"><text:s/>(</text:span><text:span text:style-name="T4">亦即挖到</text:span><text:span text:style-name="T7">2007</text:span><text:span text:style-name="T4">年</text:span><text:span text:style-name="T7">) </text:span><text:span text:style-name="T4">也許才能清理乾淨。</text:span><text:span text:style-name="T7">  <text:line-break/><text:line-break/></text:span><text:span text:style-name="T4">底下有幾張橙劑受害者照片，真的是相當可悲。中間那張是美軍噴灑橙劑的分布地圖，遍及整個越南：</text:span><text:span text:style-name="T7"><text:line-break/><text:line-break/></text:span><text:a xlink:type="simple" xlink:href="https://bit.ly/2QYR7Ib"><text:span text:style-name="T8">https://bit.ly/2QYR7Ib</text:span></text:a><text:span text:style-name="T7">   <text:line-break/><text:line-break/></text:span><text:span text:style-name="T4">底下仍是一些橙劑兒童照片。看這些照片很令人難受，不過，還是懇求各位仔細看看，看進心裏去。</text:span><text:span text:style-name="T7"><text:line-break/></text:span><text:span text:style-name="T4">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7"><text:line-break/><text:line-break/></text:span><text:span text:style-name="T4">我亦常感無奈，不知道那些整天歌頌美國什麼民主自由與人權的人，究竟幾時才願意摸著良心說話？</text:span><text:span text:style-name="T7"><text:line-break/><text:line-break/></text:span><text:span text:style-name="T4">照片：</text:span><text:a xlink:type="simple" xlink:href="https://bit.ly/2JswC2A"><text:span text:style-name="T8">https://bit.ly/2JswC2A</text:span></text:a><text:span text:style-name="T7"><text:line-break/><text:line-break/></text:span><text:span text:style-name="T4">照片：</text:span><text:a xlink:type="simple" xlink:href="https://bit.ly/39GXdDz"><text:span text:style-name="T8">https://bit.ly/39GXdDz</text:span></text:a><text:span text:style-name="T7"><text:line-break/><text:line-break/></text:span><text:span text:style-name="T4">照片：</text:span><text:a xlink:type="simple" xlink:href="https://bit.ly/343vzj4"><text:span text:style-name="T8">https://bit.ly/343vzj4</text:span></text:a><text:span text:style-name="T7"><text:line-break/><text:line-break/></text:span><text:span text:style-name="T4">照片：</text:span><text:a xlink:type="simple" xlink:href="https://bit.ly/2X3Mu3x"><text:span text:style-name="T8">https://bit.ly/2X3Mu3x</text:span></text:a><text:span text:style-name="T7"><text:s/>(</text:span><text:span text:style-name="T4">按右側箭頭輪播</text:span><text:span text:style-name="T7">)<text:line-break/><text:line-break/></text:span><text:span text:style-name="T4">照片：</text:span><text:a xlink:type="simple" xlink:href="https://bit.ly/2UQSzxI"><text:span text:style-name="T8">https://bit.ly/2UQSzxI</text:span></text:a><text:span text:style-name="T7"><text:line-break/><text:line-break/></text:span><text:span text:style-name="T4">影片：</text:span><text:a xlink:type="simple" xlink:href="http://shorturl.at/diux1"><text:span text:style-name="T8">shorturl.at/diux1</text:span></text:a><text:span text:style-name="T7">   <text:line-break/><text:line-break/></text:span><text:span text:style-name="T4">回到</text:span><text:span text:style-name="T7">Fort Detrick </text:span><text:span text:style-name="T4">實驗室的主題。</text:span><text:span text:style-name="T7"><text:line-break/><text:line-break/></text:span><text:span text:style-name="T4">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7"> <text:line-break/><text:line-break/></text:span><text:span text:style-name="T4">可怕之處就在於沒有目錄清單，隨便亂埋亂丟，外洩風險極高，清理者根本不知道自己會挖出什麼東西來，更不知其危險等級，不知是否防護妥當以及是否可能透過空氣與水源危及社會大眾。</text:span><text:span text:style-name="T7"><text:line-break/><text:line-break/></text:span><text:span text:style-name="T4">《衛報》報導說：「就在兩個月前</text:span><text:span text:style-name="T7"><text:s/>(2003</text:span><text:span text:style-name="T4">年</text:span><text:span text:style-name="T7">3</text:span><text:span text:style-name="T4">月</text:span><text:span text:style-name="T7">)</text:span><text:span text:style-name="T4">，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7"><text:line-break/><text:line-break/></text:span><text:span text:style-name="T4">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7"><text:line-break/><text:line-break/></text:span><text:span text:style-name="T12">●</text:span><text:span text:style-name="T7"><text:s/></text:span><text:span text:style-name="T4">惡名昭彰的</text:span><text:span text:style-name="T7"><text:s/>Fort Detrick <text:line-break/><text:line-break/></text:span><text:span text:style-name="T4">特別令人髮指的是：</text:span><text:span text:style-name="T7">Fort Detrick </text:span><text:span text:style-name="T4">生物武器實驗室建造於</text:span><text:span text:style-name="T7">1943</text:span><text:span text:style-name="T4">年，它的第一批實驗室人員是誰你知道嗎？就是喪心病狂的日軍</text:span><text:span text:style-name="T7">731</text:span><text:span text:style-name="T4">部隊以及納粹醫官，他們都有著各種泯滅人性的人體活體實驗之豐富經歷。</text:span><text:span text:style-name="T7"><text:line-break/><text:line-break/></text:span><text:span text:style-name="T4">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7"><text:line-break/><text:line-break/>Jeffrey A.Lockwood </text:span><text:span text:style-name="T4">是個著名昆蟲學家，美國懷俄明大學</text:span><text:span text:style-name="T7"><text:s/>(University of Wyoming)</text:span><text:span text:style-name="T4">「自然科學與人文學科」的講座教授，對生物武器頗有研究，</text:span><text:span text:style-name="T7">2009</text:span><text:span text:style-name="T4">年寫了一本書叫做《</text:span><text:span text:style-name="T7">Six-Legged Soldiers: Using Insects as Weapons of War</text:span><text:span text:style-name="T4">》</text:span><text:span text:style-name="T7">(</text:span><text:span text:style-name="T4">六隻腳的士兵：以昆蟲做為一種生物武器</text:span><text:span text:style-name="T7">)</text:span><text:span text:style-name="T4">：</text:span><text:span text:style-name="T7"><text:line-break/><text:line-break/></text:span><text:a xlink:type="simple" xlink:href="https://amzn.to/3bC3Nge"><text:span text:style-name="T8">https://amzn.to/3bC3Nge</text:span></text:a><text:span text:style-name="T7"><text:line-break/><text:line-break/>Lockwood</text:span><text:span text:style-name="T4">教授指出：</text:span><text:span text:style-name="T7">Fort Detrick </text:span><text:span text:style-name="T4">生物武器實驗室於二次戰後吸收大量納粹與</text:span><text:span text:style-name="T7">731</text:span><text:span text:style-name="T4">部隊的科學家。</text:span><text:span text:style-name="T7"><text:line-break/><text:line-break/></text:span><text:span text:style-name="T4">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7"><text:s/>(</text:span><text:span text:style-name="T4">觀察人體器官、眼球、腸子如何膨漲爆出體外及人體相關生理反應</text:span><text:span text:style-name="T7">)</text:span><text:span text:style-name="T4">、活體炸藥實驗、大人與幼童之刻意使之感染各種病原體之實驗，藉以研發病毒及細菌等生物武器；某種變態實驗對象甚至包括母子</text:span><text:span text:style-name="T7"><text:s/>(</text:span><text:span text:style-name="T4">說要「觀察母愛」</text:span><text:span text:style-name="T7">)</text:span><text:span text:style-name="T4">，從事各種極其邪惡的活體實驗。</text:span><text:span text:style-name="T7"><text:line-break/><text:line-break/></text:span><text:span text:style-name="T4">底下有些照片，懇請大家仔細看，記住日本人所做的這一切：</text:span><text:span text:style-name="T7"><text:line-break/><text:line-break/></text:span><text:a xlink:type="simple" xlink:href="https://bit.ly/39BZfoG"><text:span text:style-name="T8">https://bit.ly/39BZfoG</text:span></text:a><text:span text:style-name="T7"><text:line-break/><text:line-break/></text:span><text:span text:style-name="T8">https://reurl.cc/b5kL2X</text:span><text:span text:style-name="T7"><text:line-break/><text:line-break/></text:span><text:span text:style-name="T4">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7"><text:line-break/><text:line-break/></text:span><text:span text:style-name="T4">我沒法假裝有愛心，我就是恨日本人，想起日本人毫無人性的暴行，我就是恨。我能理解寬恕與原諒的道理，但你要寬恕原諒日本人什麼？他們根本沒有一絲悔意，反而持續敵對中國，敵視華人。</text:span><text:span text:style-name="T7"><text:line-break/><text:line-break/></text:span><text:span text:style-name="T4">請你仔細看看這個，請你告訴我如何可能不恨？</text:span><text:span text:style-name="T7"><text:line-break/><text:line-break/></text:span><text:a xlink:type="simple" xlink:href="https://bit.ly/342Cn0o"><text:span text:style-name="T8">https://bit.ly/342Cn0o</text:span></text:a><text:span text:style-name="T7"><text:line-break/><text:line-break/></text:span><text:span text:style-name="T4">請你再仔細看看這個，請你告訴我如何能夠不恨？</text:span><text:span text:style-name="T7"><text:line-break/><text:line-break/></text:span><text:a xlink:type="simple" xlink:href="https://bit.ly/3dXxOcq"><text:span text:style-name="T8">https://bit.ly/3dXxOcq</text:span></text:a><text:span text:style-name="T7"><text:line-break/><text:line-break/></text:span><text:span text:style-name="T4">這些事，實在很不想講。我常說以後有機會再講，但我總是儘可能避而不談。念高一時</text:span><text:span text:style-name="T7"><text:s/>(</text:span><text:span text:style-name="T4">我在台北念高中</text:span><text:span text:style-name="T7">)</text:span><text:span text:style-name="T4">，第一次自己寫傳單，自己一個人在我高一住的地方</text:span><text:span text:style-name="T7"><text:s/>(</text:span><text:span text:style-name="T4">台北西門町</text:span><text:span text:style-name="T7">) </text:span><text:span text:style-name="T4">發自己寫的傳單，就是因為日本人的這些所作所為。它媽的日本人還像人嗎？</text:span><text:span text:style-name="T7"><text:line-break/><text:line-break/>Lockwood </text:span><text:span text:style-name="T4">教授指出：美國於</text:span><text:span text:style-name="T7">1943</text:span><text:span text:style-name="T4">年，亦即二戰結束前兩年，成立</text:span><text:span text:style-name="T7"><text:s/>Fort Detrick </text:span><text:span text:style-name="T4">生物武器實驗室，並於戰後立即吸收大量納粹與日本</text:span><text:span text:style-name="T7">731</text:span><text:span text:style-name="T4">部隊的科學家，從事生物武器研究；不但研究，而且在韓戰時付諸實行，以跳蚤、蚊子和頭蝨等昆蟲做為一種「六腳士兵」，做為一種傳遞擴散病毒或病菌的「疾病載體」</text:span><text:span text:style-name="T7">(disease vectors)</text:span><text:span text:style-name="T4">；先在部份不知情的平民或敵軍身上使之染病，然後再予以釋放回鄉，擴大傳播，或是以炸彈投擲到敵人的土地上，引爆疫情。</text:span><text:span text:style-name="T7"><text:line-break/><text:line-break/>Lockwood</text:span><text:span text:style-name="T4">教授指出，</text:span><text:span text:style-name="T7">1950</text:span><text:span text:style-name="T4">年秋天，美國國防部承認此事，並說這是美國生物武器的「首度使用」，其主要推手就是</text:span><text:span text:style-name="T7">Fort Detrick </text:span><text:span text:style-name="T4">生物武器實驗室裏這些喪心病狂的科學家，包括日本</text:span><text:span text:style-name="T7">731</text:span><text:span text:style-name="T4">部隊主要成員及納粹醫官。</text:span><text:span text:style-name="T7"><text:line-break/><text:line-break/></text:span><text:span text:style-name="T12">●</text:span><text:span text:style-name="T7"><text:s/></text:span><text:span text:style-name="T4">自導自演的炭疽桿菌粉末攻擊事件</text:span><text:span text:style-name="T7">  <text:line-break/><text:line-break/></text:span><text:span text:style-name="T4">五零年代以後，一直到大約</text:span><text:span text:style-name="T7">1973</text:span><text:span text:style-name="T4">年，前後長達二十多年的時間，</text:span><text:span text:style-name="T7">Fort Detrick </text:span><text:span text:style-name="T4">實驗室除了以動物做為實驗對象外，同時也以人體做實驗</text:span><text:span text:style-name="T7"><text:s/>(</text:span><text:span text:style-name="T4">稱之為</text:span><text:span text:style-name="T7">“human guinea pigs”</text:span><text:span text:style-name="T4">，亦即「人類白老鼠」</text:span><text:span text:style-name="T7">)</text:span><text:span text:style-name="T4">，例如所謂的「</text:span><text:span text:style-name="T7">CD-22</text:span><text:span text:style-name="T4">計劃」</text:span><text:span text:style-name="T7">(Project CD-22)</text:span><text:span text:style-name="T4">及「白外套行動」</text:span><text:span text:style-name="T7">(Operation Whitecoat) </text:span><text:span text:style-name="T4">等等。不過，這些屬公開性質的研究計劃當然都是採取所謂「自願」方式。</text:span><text:span text:style-name="T7"><text:line-break/><text:line-break/>1969</text:span><text:span text:style-name="T4">年，尼克森總統下令關閉</text:span><text:span text:style-name="T7">Fort Detrick</text:span><text:span text:style-name="T4">。此舉並非因為美國人良心發現，而是因為當年核子彈的量產及殺傷力之高度提升，使得美國領導人認為生化武器之殲敵效果相對失色，而且有可能不慎感染自己人或擴散到自己國家。</text:span><text:span text:style-name="T7"><text:line-break/><text:line-break/>Fort Detrick </text:span><text:span text:style-name="T4">雖然於</text:span><text:span text:style-name="T7">1969</text:span><text:span text:style-name="T4">年</text:span><text:span text:style-name="T7">11</text:span><text:span text:style-name="T4">月關閉，但仍做為收藏各種病原體的「巨大倉庫」，並仍從事一些「正常」研究</text:span><text:span text:style-name="T7"><text:s/>(</text:span><text:span text:style-name="T4">亦即非關武器化的「防禦性」生物研究，例如研發疫苗</text:span><text:span text:style-name="T7">)</text:span><text:span text:style-name="T4">。基本上，直到</text:span><text:span text:style-name="T7">1993</text:span><text:span text:style-name="T4">年，它都仍然還是持續運作，只是研發內容有所限制。</text:span><text:span text:style-name="T7">2001</text:span><text:span text:style-name="T4">年，布希政府對全世界發動所謂「反恐戰爭」，假反恐，真侵略，重啟並擴大實驗室規模，於是展開長達至少六年的清理行動。</text:span><text:span text:style-name="T7"><text:line-break/><text:line-break/></text:span><text:span text:style-name="T4">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7"><text:line-break/><text:line-break/></text:span><text:span text:style-name="T4">但是，直到七年後的</text:span><text:span text:style-name="T7"><text:s/>2008</text:span><text:span text:style-name="T4">年</text:span><text:span text:style-name="T7">7</text:span><text:span text:style-name="T4">月，</text:span><text:span text:style-name="T7">FBI </text:span><text:span text:style-name="T4">才「證實」，寄出這些致命毒信的是</text:span><text:span text:style-name="T7"><text:s/>Fort Detrick </text:span><text:span text:style-name="T4">生物武器實驗室的工作人員</text:span><text:span text:style-name="T7">Bruce Ivins</text:span><text:span text:style-name="T4">。據美媒報導，這位人員不知心懷何種不滿，因此寄出毒信；情治人員在距離</text:span><text:span text:style-name="T7">Fort Detrick</text:span><text:span text:style-name="T4">八英哩外的一座池塘找到相關犯罪工具；</text:span><text:span text:style-name="T7">FBI </text:span><text:span text:style-name="T4">強調，</text:span><text:span text:style-name="T7">Ivins </text:span><text:span text:style-name="T4">之所以犯下此案的動機只是為了「促進疫苗的研發」。</text:span><text:span text:style-name="T7"><text:line-break/><text:line-break/></text:span><text:span text:style-name="T4">正常人應該不會相信這個荒唐故事。至於這位被官方說法給認定為發動生物恐攻的「凶手」，竟然莫名其妙就「自殺」了。</text:span><text:span text:style-name="T7">FBI </text:span><text:span text:style-name="T4">說是「畏罪自殺」，但我看比較像是「被自殺」。</text:span><text:span text:style-name="T7"><text:line-break/><text:line-break/></text:span><text:span text:style-name="T12">●</text:span><text:span text:style-name="T7"> Fort Detrick </text:span><text:span text:style-name="T4">為何突然被勒令關閉？</text:span><text:span text:style-name="T7">  <text:line-break/><text:line-break/></text:span><text:span text:style-name="T4">這個由</text:span><text:span text:style-name="T7">CIA</text:span><text:span text:style-name="T4">掌控、擁有全世界最可怕的各種病原體之</text:span><text:span text:style-name="T7">Fort Detrick </text:span><text:span text:style-name="T4">生物武器實驗室有多龐大你知道嗎？</text:span><text:span text:style-name="T7">53</text:span><text:span text:style-name="T4">平方公里！裏頭至少有六百多棟建築，大約是兩個花蓮市、七千四百個足球場那麼大；成立近</text:span><text:span text:style-name="T7">80</text:span><text:span text:style-name="T4">年，聲名狼藉，此次因為新冠病毒而再度成為各方矚目的焦點。主要起因於去年</text:span><text:span text:style-name="T7"><text:s/>(2019 </text:span><text:span text:style-name="T4">年</text:span><text:span text:style-name="T7">) </text:span><text:span text:style-name="T4">七月，因為多項違規而遭到美國疾病管制中心</text:span><text:span text:style-name="T7"><text:s/>(CDC) </text:span><text:span text:style-name="T4">勒令關閉。</text:span><text:span text:style-name="T7"><text:line-break/><text:line-break/></text:span><text:span text:style-name="T4">若非情節嚴重，以</text:span><text:span text:style-name="T7">CDC</text:span><text:span text:style-name="T4">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7">CDC</text:span><text:span text:style-name="T4">主任</text:span><text:span text:style-name="T7">Robert Redfield </text:span><text:span text:style-name="T4">於今年三月十一日，方才於聽證會中承認曾進行屍體解剖，證實這波所謂「流感大流行」之部份死者確實是新冠病毒患者。</text:span><text:span text:style-name="T7"><text:line-break/><text:line-break/></text:span><text:span text:style-name="T4">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7"><text:line-break/><text:line-break/></text:span><text:span text:style-name="T4">至於此次關閉</text:span><text:span text:style-name="T7">Fort Detrick</text:span><text:span text:style-name="T4">生物武器實驗室的原因，疑似病原體外洩，究竟細節如何，美軍方面不但諱莫如深，美國政府並迅速刪除各方報導，相關人員則對外一律封口。</text:span><text:span text:style-name="T7"><text:line-break/><text:line-break/>UCLA (</text:span><text:span text:style-name="T4">加州大學洛杉磯分校</text:span><text:span text:style-name="T7">) </text:span><text:span text:style-name="T4">公衛學院流行病學系的網站上有個「生物恐怖主義資料庫」</text:span><text:span text:style-name="T7">(ARCHIVES ON BIO-TERRORISM)</text:span><text:span text:style-name="T4">，裏頭有過去大約二十年來的上千筆報導：</text:span><text:span text:style-name="T7"><text:line-break/><text:line-break/>(1) </text:span><text:a xlink:type="simple" xlink:href="https://www.ph.ucla.edu/epi/bioter/archivesbio1.html"><text:span text:style-name="T8">https://www.ph.ucla.edu/epi/bioter/archivesbio1.html</text:span></text:a><text:span text:style-name="T7"><text:line-break/><text:line-break/>(2) </text:span><text:a xlink:type="simple" xlink:href="http://www.ph.ucla.edu/epi/bioter/archivesbio2.html"><text:span text:style-name="T8">http://www.ph.ucla.edu/epi/bioter/archivesbio2.html</text:span></text:a><text:span text:style-name="T7"><text:line-break/><text:line-break/></text:span><text:span text:style-name="T4">你只要稍微花點時間關注一下這些資料，你就會清楚地知道：生物武器病原體的外洩以及各種傷天害理之事，並不是什麼陰謀論，而是經常性發生的事情，差別只是在於不同動機</text:span><text:span text:style-name="T7"><text:s/>(</text:span><text:span text:style-name="T4">蓄意或意外？</text:span><text:span text:style-name="T7">)</text:span><text:span text:style-name="T4">及傷害規模大小。</text:span><text:span text:style-name="T7"><text:line-break/><text:line-break/></text:span><text:span text:style-name="T4">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7"><text:line-break/><text:line-break/></text:span><text:span text:style-name="T4">但我現在不是要討論其對外惡行，而只是想說明</text:span><text:span text:style-name="T7">Fort Detrick </text:span><text:span text:style-name="T4">實驗室為何在去年七月被迫關閉。</text:span><text:span text:style-name="T7"> <text:line-break/><text:line-break/></text:span><text:span text:style-name="T4">從</text:span><text:span text:style-name="T7"><text:s/>UCLA </text:span><text:span text:style-name="T4">這兩個資料庫，你仍然可以找到幾篇關於去年關閉</text:span><text:span text:style-name="T7"><text:s/>Fort Detrick </text:span><text:span text:style-name="T4">的報導，比方說原先登載於《華盛頓郵報》的「生物武器戰爭的恐怖遺跡出土」</text:span><text:span text:style-name="T7">(Ft. Detrick Unearths Hazardous Surprises</text:span><text:span text:style-name="T4">：</text:span><text:span text:style-name="T7">Cleanup Finds Debris Of Biological Warfare)</text:span><text:span text:style-name="T4">：</text:span><text:span text:style-name="T7"><text:line-break/><text:line-break/></text:span><text:a xlink:type="simple" xlink:href="https://bit.ly/2X3OBo2"><text:span text:style-name="T8">https://bit.ly/2X3OBo2</text:span></text:a><text:span text:style-name="T7"><text:line-break/><text:line-break/></text:span><text:span text:style-name="T4">以及原載於</text:span><text:span text:style-name="T7"><text:s/>The Frederick News-Post </text:span><text:span text:style-name="T4">的「疾管中心揭露更多</text:span><text:span text:style-name="T7">Fort Detrick </text:span><text:span text:style-name="T4">的弊端」</text:span><text:span text:style-name="T7">(CDC Inspection Findings Reveal More about Fort Detrick Research Suspension)<text:line-break/><text:line-break/></text:span><text:a xlink:type="simple" xlink:href="https://bit.ly/2RgSy5h"><text:span text:style-name="T8">https://bit.ly/2RgSy5h</text:span></text:a><text:span text:style-name="T7"> <text:line-break/><text:line-break/></text:span><text:span text:style-name="T4">另外還有《紐約時報》的兩篇報導：「</text:span><text:span text:style-name="T7">Fort Detrick</text:span><text:span text:style-name="T4">實驗室無法通過安檢，遭全面無限期關閉」</text:span><text:span text:style-name="T7">(Fort Detrick lab shut down after failed safety inspection; all research halted indefinitely)</text:span><text:span text:style-name="T4">，以及「出於安全理由，致命細菌實驗研究勒令停止」</text:span><text:span text:style-name="T7">(Deadly Germ Research Is Shut Down at Army Lab Over Safety Concerns)</text:span><text:span text:style-name="T4">：</text:span><text:span text:style-name="T7"><text:line-break/><text:line-break/></text:span><text:a xlink:type="simple" xlink:href="https://bit.ly/343K72h"><text:span text:style-name="T8">https://bit.ly/343K72h</text:span></text:a><text:span text:style-name="T7"><text:line-break/><text:line-break/></text:span><text:a xlink:type="simple" xlink:href="https://nyti.ms/2JADFWU"><text:span text:style-name="T8">https://nyti.ms/2JADFWU</text:span></text:a><text:span text:style-name="T7"><text:line-break/><text:line-break/></text:span><text:span text:style-name="T4">相關資料當然遠遠比這個要多得多，底下只是做個簡單說明：</text:span><text:span text:style-name="T7"><text:line-break/><text:line-break/></text:span><text:span text:style-name="T4">美國疾管中心</text:span><text:span text:style-name="T7"><text:s/>(CDC) </text:span><text:span text:style-name="T4">下令關閉</text:span><text:span text:style-name="T7">Fort Detrick</text:span><text:span text:style-name="T4">生物實驗室，並出具了報告。你要注意哦，它使用的是比較強烈的「違規」</text:span><text:span text:style-name="T7">(breach) </text:span><text:span text:style-name="T4">一詞。如果不是非常嚴重，不可能把一個具有國家戰略意義的生物實驗室給勒令全面關閉。</text:span><text:span text:style-name="T7"><text:line-break/><text:line-break/></text:span><text:span text:style-name="T4">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7"><text:line-break/><text:line-break/>CDC </text:span><text:span text:style-name="T4">的報告指出，</text:span><text:span text:style-name="T7">Fort Detrick</text:span><text:span text:style-name="T4">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7"><text:line-break/><text:line-break/>CDC </text:span><text:span text:style-name="T4">認定，這不是偶發問題或個別事件，而是已經到達一種「系統性的失能」，故應勒令關閉，全面無限期停止運作。更駭人聽聞的是，</text:span><text:span text:style-name="T7">CDC</text:span><text:span text:style-name="T4">指出，該實驗室人員「蓄意讓含有病原體之空氣外洩」。</text:span><text:span text:style-name="T7"><text:line-break/><text:line-break/></text:span><text:span text:style-name="T4">對此，位於</text:span><text:span text:style-name="T7">Fort Detrick</text:span><text:span text:style-name="T4">生物實驗基地的美國陸軍傳染病醫學研究院</text:span><text:span text:style-name="T7"><text:s/>(USAMRIID)</text:span><text:span text:style-name="T4">的最高指揮官</text:span><text:span text:style-name="T7"><text:s/>Darrin Cox</text:span><text:span text:style-name="T4">提出反駁說，</text:span><text:span text:style-name="T7">CDC</text:span><text:span text:style-name="T4">之「違規」</text:span><text:span text:style-name="T7">(breach)</text:span><text:span text:style-name="T4">一詞太強烈，並指稱含有病原體之空氣外洩並非「蓄意」為之，堅稱該人員「並無邪惡動機」。</text:span><text:span text:style-name="T7"><text:line-break/><text:line-break/>Cox</text:span><text:span text:style-name="T4">並表示，</text:span><text:span text:style-name="T7">Fort Detrick</text:span><text:span text:style-name="T4">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7"><text:line-break/><text:line-break/></text:span><text:span text:style-name="T4">報導還指出，很詭異的是，這麼大的「違規」與「全面系統性失能」，竟然沒有任何主管遭受處分。</text:span><text:span text:style-name="T7"><text:line-break/><text:line-break/></text:span><text:span text:style-name="T4">如前所述，許多有關此次</text:span><text:span text:style-name="T7">Fort Detrick</text:span><text:span text:style-name="T4">生物實驗室因為疑似病原體外洩的新聞報導遭到刪除，但你在</text:span><text:span text:style-name="T7">UCLA</text:span><text:span text:style-name="T4">的公衛學院流行病學系的兩個「生物恐怖主義資料庫」裏，仍然可以找到一些報導。一份</text:span><text:span text:style-name="T7">CIA</text:span><text:span text:style-name="T4">解密文件顯示，</text:span><text:span text:style-name="T7">CIA</text:span><text:span text:style-name="T4">長年在此一生物武器基地從事病毒測試。報導並指出，許多老舊的病原體掩埋坑道並無鋪設防護內裏，外洩風險極高。當年的實驗室工作人員受訪表示：「我不知道那些東西</text:span><text:span text:style-name="T7"><text:s/>(</text:span><text:span text:style-name="T4">指病原體或毒物</text:span><text:span text:style-name="T7">) </text:span><text:span text:style-name="T4">被丟到哪，當時並無清單目錄。」</text:span><text:span text:style-name="T7"><text:line-break/><text:line-break/></text:span><text:span text:style-name="T4">隨著時間過去，大量掩埋容器早已銹損不堪。附近地區長年出現疑似不尋常飆高的癌症盛行率，當地居民認為與該生物武器基地之不當掩埋與草率處置有關，紛紛抗議，但美國當局一貫置若罔聞。</text:span><text:span text:style-name="T7"><text:line-break/><text:line-break/></text:span><text:span text:style-name="T4">底下有一小段當地居民的訪談、調查與抗議：</text:span><text:span text:style-name="T7"><text:line-break/><text:line-break/></text:span><text:a xlink:type="simple" xlink:href="https://bit.ly/3aDEiee"><text:span text:style-name="T8">https://bit.ly/3aDEiee</text:span></text:a><text:span text:style-name="T7"><text:line-break/><text:line-break/></text:span><text:span text:style-name="T4">事實上，早在</text:span><text:span text:style-name="T7">1991</text:span><text:span text:style-name="T4">年，軍方在該實驗室的水源觀測站便已檢測發現一些導致腎病變成份及肝臟致癌物，包括四氯乙烯</text:span><text:span text:style-name="T7">(PCE) </text:span><text:span text:style-name="T4">和三氯乙烯</text:span><text:span text:style-name="T7">(TCE)</text:span><text:span text:style-name="T4">。馬蘭州環境署隨即針對附近三十三口水井採樣，結果一半以上發現致癌毒物。現場檢測人員說，其實不用檢測，光是用聞的就能聞得到異味。</text:span><text:span text:style-name="T7"><text:line-break/><text:line-break/></text:span><text:span text:style-name="T4">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7">(Maryland Department of Health and Mental Hygiene) </text:span><text:span text:style-name="T4">卻表示做不到，因為</text:span><text:span text:style-name="T7">1992</text:span><text:span text:style-name="T4">年才開始有癌症資料登錄。</text:span><text:span text:style-name="T7"><text:line-break/><text:line-break/></text:span><text:span text:style-name="T12">●</text:span><text:span text:style-name="T7"><text:s/></text:span><text:span text:style-name="T4">結論：</text:span><text:span text:style-name="T7"><text:line-break/><text:line-break/></text:span><text:span text:style-name="T4">我就先寫到這，這些事是寫不完的。我寫這篇文字，只有三個卑微目的：</text:span><text:span text:style-name="T7"><text:line-break/><text:line-break/></text:span><text:span text:style-name="T4">一是反駁所謂陰謀論之污名化。</text:span><text:span text:style-name="T7"><text:line-break/><text:line-break/></text:span><text:span text:style-name="T4">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7"><text:line-break/><text:line-break/></text:span><text:span text:style-name="T4">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7"><text:line-break/><text:line-break/></text:span><text:span text:style-name="T4">另外，順便插播一個幼兒園小班課程：當我們說「新冠病毒有可能是一種生化武器」時，並不等於說新冠病毒是人為製造出來的人工病毒。</text:span><text:span text:style-name="T7"><text:line-break/><text:line-break/></text:span><text:span text:style-name="T4">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7"><text:line-break/><text:line-break/></text:span><text:span text:style-name="T4">美軍至今仍致力研發的「六腳士兵」</text:span><text:span text:style-name="T7">(</text:span><text:span text:style-name="T4">蚊子</text:span><text:span text:style-name="T7">)</text:span><text:span text:style-name="T4">就是一例，以蚊子做為一種「生物載體」，究竟要攜帶與投放何種病毒或細菌，並不一定要經過基因編輯。這應該不會很難懂吧？我已經不知道要如何講得更淺顯了。</text:span><text:span text:style-name="T7"><text:line-break/><text:line-break/></text:span><text:span text:style-name="T4">因此，即便證明新冠病毒並無明顯人為改造現象，依然無法否定「新冠病毒有可能是一種生物武器」的說法，因為它們是兩個不同命題。</text:span><text:span text:style-name="T7"> <text:line-break/><text:line-break/></text:span><text:span text:style-name="T4">第二個目的是：我希望表明一個基本態度：我們反美，但我們並不是反對美國人或反對美國這個國家，而是反對其罄竹難書的血腥邪惡行徑，希望制止其永無止盡的燒殺擄掠與製造動亂。</text:span><text:span text:style-name="T7"><text:line-break/><text:line-break/></text:span><text:span text:style-name="T4">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7"><text:line-break/><text:line-break/></text:span><text:span text:style-name="T4">至於第三個目的，恐怕是我永遠都無法說清楚的。我找不到適當的表達式，但也有可能是因為這個表達式並不存在人類的語言詞彙中。</text:span><text:span text:style-name="T7"><text:line-break/><text:line-break/></text:span><text:span text:style-name="T4">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7"><text:line-break/><text:line-break/></text:span><text:span text:style-name="T12">●</text:span><text:span text:style-name="T7"><text:s/></text:span><text:span text:style-name="T4">後記：</text:span><text:span text:style-name="T7">  <text:line-break/><text:line-break/></text:span><text:span text:style-name="T4">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7"><text:line-break/><text:line-break/></text:span><text:span text:style-name="T4">但是，你要知道，比方說，以</text:span><text:span text:style-name="T7">UCLA</text:span><text:span text:style-name="T4">公衛學院的這上千筆生化武器資料為例，幾乎全來自西方主流媒體的報導，因此，它不但不是一種陰謀論，反倒是一種已經不知道經過多少篩選、淡化及掩飾所勉強保留下來的真相之冰山一角。</text:span><text:span text:style-name="T7"><text:line-break/><text:line-break/></text:span><text:span text:style-name="T4">我舉個例，比方說，現在大家都知道海珊當年</text:span><text:span text:style-name="T7"><text:s/>(1988</text:span><text:span text:style-name="T4">年</text:span><text:span text:style-name="T7">) </text:span><text:span text:style-name="T4">的化武屠村事件，在</text:span><text:span text:style-name="T7"> Halabja </text:span><text:span text:style-name="T4">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7"><text:line-break/><text:line-break/></text:span><text:span text:style-name="T4">當年，聯合國針對海珊這項重大反人道罪行進行調查時，美國不但百般阻撓，而且否決聯合國的譴責提案，</text:span><text:span text:style-name="T7">CIA </text:span><text:span text:style-name="T4">甚至還發表各種假情報與假研究報告，栽贓伊朗，指控</text:span><text:span text:style-name="T7"><text:s/>Halabja </text:span><text:span text:style-name="T4">化武屠村事件的凶手是伊朗。</text:span><text:span text:style-name="T7"><text:line-break/><text:line-break/></text:span><text:span text:style-name="T4">我對這事的過程印象特別深刻是因為，屠村事件的兩年後，我接受</text:span><text:span text:style-name="T7"><text:s/>PHR (Physicians for Human Rights) </text:span><text:span text:style-name="T4">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7"><text:line-break/><text:line-break/></text:span><text:span text:style-name="T4">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7"> <text:line-break/><text:line-break/></text:span><text:span text:style-name="T4">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7"><text:line-break/><text:line-break/></text:span><text:span text:style-name="T4">美國當年協助海珊發展生化武器的事實，如今已無可懷疑。</text:span><text:span text:style-name="T7">UCLA </text:span><text:span text:style-name="T4">公衛學院的生化武器資料庫裏也能找到屠村事件後十多年的相關報導，指出美國協助海珊發展生化武器的事實，比方說：</text:span><text:span text:style-name="T7"><text:line-break/><text:line-break/></text:span><text:a xlink:type="simple" xlink:href="https://bit.ly/2UTmqFM"><text:span text:style-name="T8">https://bit.ly/2UTmqFM</text:span></text:a><text:span text:style-name="T7"><text:line-break/><text:line-break/></text:span><text:span text:style-name="T4">但是，你看，報導得很「委婉」，很「客觀公正」，它把美國運送炭疽桿菌、肉毒桿菌等等這些用來製造生物武器的恐怖病原體給海珊，居然說成是一種非常正面的「公共衛生方面的合作交流」。</text:span><text:span text:style-name="T7"><text:line-break/><text:line-break/></text:span><text:span text:style-name="T4">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7"><text:line-break/><text:line-break/></text:span><text:span text:style-name="T4">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7"><text:line-break/><text:line-break/></text:span><text:span text:style-name="T4">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7"><text:line-break/><text:line-break/></text:span><text:span text:style-name="T4">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7"><text:line-break/><text:line-break/></text:span><text:span text:style-name="T4">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7"><text:line-break/><text:line-break/></text:span><text:span text:style-name="T4">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7"><text:line-break/><text:line-break/></text:span><text:span text:style-name="T4">我要說的是，你看，這些人渣政客真的很齷齪，他們表面上講的全是一些很動聽的話語，什麼體恤醫療人員，什麼先顧好台灣等等。但是，白痴也該知道這一切漂亮言語的背後，其實就是仇中反華。</text:span><text:span text:style-name="T7"><text:line-break/><text:line-break/></text:span><text:span text:style-name="T4">在台灣，幾乎所有理想或理念，完全都可以拿來當成一種仇中反華的武器、工具與漂亮說詞。人渣們從來都不是真的在乎什麼是非善惡，他們的一切言行完全就是以倡導仇中反華為惟一目的。</text:span><text:span text:style-name="T7"><text:line-break/><text:line-break/></text:span><text:span text:style-name="T4">你看，這兩天，人渣黨送出一千多萬個口罩給西方國家，從上個月開始，甚至每星期固定得朝貢美國十萬個口罩。美國疫情真的是嚴重到爆，但卻對它百般放水。可是，對待大陸卻極盡苛薄之能事。</text:span><text:span text:style-name="T7"><text:line-break/><text:line-break/></text:span><text:span text:style-name="T4">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7"><text:line-break/><text:line-break/></text:span><text:span text:style-name="T4">其實，腦殘們並不是真的關心什麼疫情，他們只是聞聲起舞，該沸騰就會沸騰，不需要理由，因為人渣們永遠都可以瞎掰出一大堆很偉大的說詞。</text:span><text:span text:style-name="T7"><text:line-break/><text:line-break/></text:span><text:span text:style-name="T4">當時台灣才一兩個病人，就迫不及待說要「先顧好自己才能救別人」，一個口罩也不准寄到大陸，否則就是全民公敵。現在台灣有三百多個病例，死了好幾人，卻反而口罩大方隨便送人</text:span><text:span text:style-name="T7">(</text:span><text:span text:style-name="T4">我已經連續兩周買不到兒童口罩</text:span><text:span text:style-name="T7">)</text:span><text:span text:style-name="T4">，送給根本不肯戴口罩的洋人，然後說這是台灣「勇於負起世界責任的國家角色」。</text:span><text:span text:style-name="T7"><text:line-break/><text:line-break/></text:span><text:span text:style-name="T4">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7"> <text:line-break/><text:line-break/></text:span><text:span text:style-name="T4">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5"><text:span text:style-name="T3">鄭豐遠</text:span><text:span text:style-name="T4"><text:s/>  |  2020.04.02 20:37   |   </text:span><text:a xlink:type="simple" xlink:href="http://palinfo.habago.org/Entry?Command=Information_PrintForum&amp;#FORUM38986"><text:span text:style-name="T5">#</text:span></text:a></text:p>
      <text:p text:style-name="P7"><text:span text:style-name="T4">今天看到一句很好笑的話，英文翻譯還挺傳神的，如下</text:span><text:span text:style-name="T7">:<text:line-break/><text:line-break/></text:span><text:span text:style-name="T4">隔離，人權沒了。不隔離，人全沒了。</text:span><text:span text:style-name="T7"><text:line-break/>Human right or human left</text:span><text:span text:style-name="T4">？</text:span><text:span text:style-name="T7">﻿<text:line-break/><text:line-break/></text:span><text:span text:style-name="T4">下面兩個影片強烈建議大家觀看，顯然世上還是有頭腦正常的人。任何一個正常人對這陣子西方以及一切反中反華勢力的各種醜態嘴臉，一定都會嗤之以鼻，一定都會對這荒唐世界感到莫名的悲哀。</text:span><text:span text:style-name="T7"><text:line-break/><text:line-break/></text:span><text:a xlink:type="simple" xlink:href="https://youtu.be/VHjfAYtkINY"><text:span text:style-name="T8">https://youtu.be/VHjfAYtkINY</text:span></text:a><text:span text:style-name="T7"><text:s/>(</text:span><text:span text:style-name="T4">法國一位律師和法學博士</text:span><text:span text:style-name="T7">)<text:line-break/><text:line-break/></text:span><text:a xlink:type="simple" xlink:href="https://youtu.be/I-19Q1tyhhw"><text:span text:style-name="T8">https://youtu.be/I-19Q1tyhhw</text:span></text:a><text:span text:style-name="T7"><text:s/>(</text:span><text:span text:style-name="T4">火鍋大王</text:span><text:span text:style-name="T7">)<text:line-break/></text:span></text:p>
      <text:p text:style-name="P5"><text:span text:style-name="T3">陳真</text:span><text:span text:style-name="T4"><text:s/>  |  2020.04.02 15:08   |   </text:span><text:a xlink:type="simple" xlink:href="http://palinfo.habago.org/Entry?Command=Information_PrintForum&amp;#FORUM38985"><text:span text:style-name="T5">#</text:span></text:a></text:p>
      <text:p text:style-name="P8"><text:span text:style-name="T4">一封信：</text:span><text:span text:style-name="T7"><text:line-break/><text:line-break/></text:span><text:span text:style-name="T4">那本</text:span><text:span text:style-name="T7">"</text:span><text:span text:style-name="T4">伊拉克淪陷記實</text:span><text:span text:style-name="T7">"</text:span><text:span text:style-name="T4">，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7"><text:line-break/><text:line-break/></text:span><text:span text:style-name="T4">陳真</text:span><text:span text:style-name="T7"><text:line-break/>2020. 04. 02.</text:span></text:p>
      <text:p text:style-name="P5"><text:span text:style-name="T3">怡靜</text:span><text:span text:style-name="T4"><text:s/>  |  2020.04.01 12:09   |   </text:span><text:a xlink:type="simple" xlink:href="http://palinfo.habago.org/Entry?Command=Information_PrintForum&amp;#FORUM38982"><text:span text:style-name="T5">#</text:span></text:a></text:p>
      <text:p text:style-name="P9"><text:span text:style-name="T3">張忠謀提到的那篇紐約時報專訪，主角是韓裔美國人</text:span><text:span text:style-name="T4">David Chang(</text:span><text:span text:style-name="T3">張錫鎬</text:span><text:span text:style-name="T4">)</text:span><text:span text:style-name="T3">，近幾年挺火紅的一位廚師，在</text:span><text:span text:style-name="T4">Netflix</text:span><text:span text:style-name="T3">上可以看到多部他主持的美食紀錄片節目。</text:span><text:span text:style-name="T4"><text:line-break/><text:line-break/></text:span><text:span text:style-name="T3">該訪談也值得一讀，如果你剛好是他的粉絲。</text:span><text:span text:style-name="T4"><text:line-break/><text:line-break/>David Chang isn’t sure the restaurant industry will survive Covid-19.<text:line-break/></text:span><text:a xlink:type="simple" xlink:href="https://nyti.ms/2w2nUVB"><text:span text:style-name="T6">https://nyti.ms/2w2nUVB</text:span></text:a></text:p>
      <text:p text:style-name="P2">老羊   |  2020.04.01 07:46   |   <text:a xlink:type="simple" xlink:href="http://palinfo.habago.org/Entry?Command=Information_PrintForum#FORUM38981"><text:span text:style-name="T1">#</text:span></text:a></text:p>
      <text:p text:style-name="P3">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2">https://mp.weixin.qq.com/s/mA85YUmjhr0J-tgoli8ALA</text:span></text:a><text:s/><text:line-break/><text:line-break/>Give Them Hope! 从两部电影看中国的全球舆论战 <text:line-break/><text:a xlink:type="simple" xlink:href="https://mp.weixin.qq.com/s/kseVZTcpYH6t4EeLHxZzWQ"><text:span text:style-name="T2">https://mp.weixin.qq.com/s/kseVZTcpYH6t4EeLHxZzWQ</text:span></text:a></text:p>
      <text:p text:style-name="P2">陳真   |  2020.04.01 01:46   |   <text:a xlink:type="simple" xlink:href="http://palinfo.habago.org/Entry?Command=Information_PrintForum#FORUM38980"><text:span text:style-name="T1">#</text:span></text:a></text:p>
      <text:p text:style-name="P4">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